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100" table:default-cell-style-name="Default"/>
        <table:table-row table:style-name="ro1">
          <table:table-cell office:value-type="string">
            <text:p>Training Set Error</text:p>
          </table:table-cell>
          <table:table-cell office:value-type="float" office:value="0.138357">
            <text:p>0,138357</text:p>
          </table:table-cell>
          <table:table-cell office:value-type="float" office:value="0.130643">
            <text:p>0,130643</text:p>
          </table:table-cell>
          <table:table-cell office:value-type="float" office:value="0.126214">
            <text:p>0,126214</text:p>
          </table:table-cell>
          <table:table-cell office:value-type="float" office:value="0.121">
            <text:p>0,121</text:p>
          </table:table-cell>
          <table:table-cell office:value-type="float" office:value="0.116571">
            <text:p>0,116571</text:p>
          </table:table-cell>
          <table:table-cell office:value-type="float" office:value="0.113714">
            <text:p>0,113714</text:p>
          </table:table-cell>
          <table:table-cell office:value-type="float" office:value="0.107429">
            <text:p>0,107429</text:p>
          </table:table-cell>
          <table:table-cell office:value-type="float" office:value="0.099643">
            <text:p>0,099643</text:p>
          </table:table-cell>
          <table:table-cell office:value-type="float" office:value="0.097071">
            <text:p>0,097071</text:p>
          </table:table-cell>
          <table:table-cell office:value-type="float" office:value="0.088929">
            <text:p>0,088929</text:p>
          </table:table-cell>
          <table:table-cell office:value-type="float" office:value="0.085143">
            <text:p>0,085143</text:p>
          </table:table-cell>
          <table:table-cell office:value-type="float" office:value="0.079071">
            <text:p>0,079071</text:p>
          </table:table-cell>
          <table:table-cell office:value-type="float" office:value="0.0775">
            <text:p>0,0775</text:p>
          </table:table-cell>
          <table:table-cell office:value-type="float" office:value="0.073286">
            <text:p>0,073286</text:p>
          </table:table-cell>
          <table:table-cell office:value-type="float" office:value="0.067429">
            <text:p>0,067429</text:p>
          </table:table-cell>
          <table:table-cell office:value-type="float" office:value="0.065143">
            <text:p>0,065143</text:p>
          </table:table-cell>
          <table:table-cell office:value-type="float" office:value="0.062643">
            <text:p>0,062643</text:p>
          </table:table-cell>
          <table:table-cell office:value-type="float" office:value="0.057643">
            <text:p>0,057643</text:p>
          </table:table-cell>
          <table:table-cell office:value-type="float" office:value="0.056714">
            <text:p>0,056714</text:p>
          </table:table-cell>
          <table:table-cell office:value-type="float" office:value="0.051286">
            <text:p>0,051286</text:p>
          </table:table-cell>
          <table:table-cell office:value-type="float" office:value="0.046">
            <text:p>0,046</text:p>
          </table:table-cell>
          <table:table-cell office:value-type="float" office:value="0.045286">
            <text:p>0,045286</text:p>
          </table:table-cell>
          <table:table-cell office:value-type="float" office:value="0.043714">
            <text:p>0,043714</text:p>
          </table:table-cell>
          <table:table-cell office:value-type="float" office:value="0.043286">
            <text:p>0,043286</text:p>
          </table:table-cell>
          <table:table-cell office:value-type="float" office:value="0.037429">
            <text:p>0,037429</text:p>
          </table:table-cell>
          <table:table-cell office:value-type="float" office:value="0.036786">
            <text:p>0,036786</text:p>
          </table:table-cell>
          <table:table-cell office:value-type="float" office:value="0.033357">
            <text:p>0,033357</text:p>
          </table:table-cell>
          <table:table-cell office:value-type="float" office:value="0.032643">
            <text:p>0,032643</text:p>
          </table:table-cell>
          <table:table-cell office:value-type="float" office:value="0.028786">
            <text:p>0,028786</text:p>
          </table:table-cell>
          <table:table-cell office:value-type="float" office:value="0.028143">
            <text:p>0,028143</text:p>
          </table:table-cell>
          <table:table-cell office:value-type="float" office:value="0.026929">
            <text:p>0,026929</text:p>
          </table:table-cell>
          <table:table-cell office:value-type="float" office:value="0.024571">
            <text:p>0,024571</text:p>
          </table:table-cell>
          <table:table-cell office:value-type="float" office:value="0.025143">
            <text:p>0,025143</text:p>
          </table:table-cell>
          <table:table-cell office:value-type="float" office:value="0.022571">
            <text:p>0,022571</text:p>
          </table:table-cell>
          <table:table-cell office:value-type="float" office:value="0.020357">
            <text:p>0,020357</text:p>
          </table:table-cell>
          <table:table-cell office:value-type="float" office:value="0.019429">
            <text:p>0,019429</text:p>
          </table:table-cell>
          <table:table-cell office:value-type="float" office:value="0.018286">
            <text:p>0,018286</text:p>
          </table:table-cell>
          <table:table-cell office:value-type="float" office:value="0.016929">
            <text:p>0,016929</text:p>
          </table:table-cell>
          <table:table-cell office:value-type="float" office:value="0.016857">
            <text:p>0,016857</text:p>
          </table:table-cell>
          <table:table-cell office:value-type="float" office:value="0.015786">
            <text:p>0,015786</text:p>
          </table:table-cell>
          <table:table-cell office:value-type="float" office:value="0.014143">
            <text:p>0,014143</text:p>
          </table:table-cell>
          <table:table-cell office:value-type="float" office:value="0.013357">
            <text:p>0,013357</text:p>
          </table:table-cell>
          <table:table-cell office:value-type="float" office:value="0.012571">
            <text:p>0,012571</text:p>
          </table:table-cell>
          <table:table-cell office:value-type="float" office:value="0.011857">
            <text:p>0,011857</text:p>
          </table:table-cell>
          <table:table-cell office:value-type="float" office:value="0.011071">
            <text:p>0,011071</text:p>
          </table:table-cell>
          <table:table-cell office:value-type="float" office:value="0.011214">
            <text:p>0,011214</text:p>
          </table:table-cell>
          <table:table-cell office:value-type="float" office:value="0.009786">
            <text:p>0,009786</text:p>
          </table:table-cell>
          <table:table-cell table:number-columns-repeated="2" office:value-type="float" office:value="0.009429">
            <text:p>0,009429</text:p>
          </table:table-cell>
          <table:table-cell office:value-type="float" office:value="0.008643">
            <text:p>0,008643</text:p>
          </table:table-cell>
          <table:table-cell table:number-columns-repeated="2" office:value-type="float" office:value="0.007643">
            <text:p>0,007643</text:p>
          </table:table-cell>
          <table:table-cell office:value-type="float" office:value="0.006929">
            <text:p>0,006929</text:p>
          </table:table-cell>
          <table:table-cell office:value-type="float" office:value="0.006857">
            <text:p>0,006857</text:p>
          </table:table-cell>
          <table:table-cell office:value-type="float" office:value="0.006429">
            <text:p>0,006429</text:p>
          </table:table-cell>
          <table:table-cell office:value-type="float" office:value="0.006786">
            <text:p>0,006786</text:p>
          </table:table-cell>
          <table:table-cell office:value-type="float" office:value="0.006143">
            <text:p>0,006143</text:p>
          </table:table-cell>
          <table:table-cell office:value-type="float" office:value="0.005214">
            <text:p>0,005214</text:p>
          </table:table-cell>
          <table:table-cell office:value-type="float" office:value="0.004857">
            <text:p>0,004857</text:p>
          </table:table-cell>
          <table:table-cell office:value-type="float" office:value="0.004357">
            <text:p>0,004357</text:p>
          </table:table-cell>
          <table:table-cell office:value-type="float" office:value="0.004571">
            <text:p>0,004571</text:p>
          </table:table-cell>
          <table:table-cell office:value-type="float" office:value="0.003714">
            <text:p>0,003714</text:p>
          </table:table-cell>
          <table:table-cell office:value-type="float" office:value="0.004643">
            <text:p>0,004643</text:p>
          </table:table-cell>
          <table:table-cell table:number-columns-repeated="3" office:value-type="float" office:value="0.003357">
            <text:p>0,003357</text:p>
          </table:table-cell>
          <table:table-cell office:value-type="float" office:value="0.003071">
            <text:p>0,003071</text:p>
          </table:table-cell>
          <table:table-cell office:value-type="float" office:value="0.002429">
            <text:p>0,002429</text:p>
          </table:table-cell>
          <table:table-cell office:value-type="float" office:value="0.002357">
            <text:p>0,002357</text:p>
          </table:table-cell>
          <table:table-cell office:value-type="float" office:value="0.002">
            <text:p>0,002</text:p>
          </table:table-cell>
          <table:table-cell office:value-type="float" office:value="0.002786">
            <text:p>0,002786</text:p>
          </table:table-cell>
          <table:table-cell office:value-type="float" office:value="0.002286">
            <text:p>0,002286</text:p>
          </table:table-cell>
          <table:table-cell office:value-type="float" office:value="0.002357">
            <text:p>0,002357</text:p>
          </table:table-cell>
          <table:table-cell office:value-type="float" office:value="0.002143">
            <text:p>0,002143</text:p>
          </table:table-cell>
          <table:table-cell office:value-type="float" office:value="0.001857">
            <text:p>0,001857</text:p>
          </table:table-cell>
          <table:table-cell office:value-type="float" office:value="0.0015">
            <text:p>0,0015</text:p>
          </table:table-cell>
          <table:table-cell office:value-type="float" office:value="0.001286">
            <text:p>0,001286</text:p>
          </table:table-cell>
          <table:table-cell office:value-type="float" office:value="0.001571">
            <text:p>0,001571</text:p>
          </table:table-cell>
          <table:table-cell office:value-type="float" office:value="0.001643">
            <text:p>0,001643</text:p>
          </table:table-cell>
          <table:table-cell office:value-type="float" office:value="0.001429">
            <text:p>0,001429</text:p>
          </table:table-cell>
          <table:table-cell office:value-type="float" office:value="0.001143">
            <text:p>0,001143</text:p>
          </table:table-cell>
          <table:table-cell office:value-type="float" office:value="0.000643">
            <text:p>0,000643</text:p>
          </table:table-cell>
          <table:table-cell office:value-type="float" office:value="0.001071">
            <text:p>0,001071</text:p>
          </table:table-cell>
          <table:table-cell office:value-type="float" office:value="0.001286">
            <text:p>0,001286</text:p>
          </table:table-cell>
          <table:table-cell office:value-type="float" office:value="0.001">
            <text:p>0,001</text:p>
          </table:table-cell>
          <table:table-cell office:value-type="float" office:value="0.000929">
            <text:p>0,000929</text:p>
          </table:table-cell>
          <table:table-cell office:value-type="float" office:value="0.000643">
            <text:p>0,000643</text:p>
          </table:table-cell>
          <table:table-cell office:value-type="float" office:value="0.000929">
            <text:p>0,000929</text:p>
          </table:table-cell>
          <table:table-cell table:number-columns-repeated="3" office:value-type="float" office:value="0.000786">
            <text:p>0,000786</text:p>
          </table:table-cell>
          <table:table-cell office:value-type="float" office:value="0.000714">
            <text:p>0,000714</text:p>
          </table:table-cell>
          <table:table-cell office:value-type="float" office:value="0.001">
            <text:p>0,001</text:p>
          </table:table-cell>
          <table:table-cell office:value-type="float" office:value="0.000571">
            <text:p>0,000571</text:p>
          </table:table-cell>
          <table:table-cell office:value-type="float" office:value="0.000714">
            <text:p>0,000714</text:p>
          </table:table-cell>
          <table:table-cell office:value-type="float" office:value="0.000857">
            <text:p>0,000857</text:p>
          </table:table-cell>
          <table:table-cell table:number-columns-repeated="3" office:value-type="float" office:value="0.000714">
            <text:p>0,000714</text:p>
          </table:table-cell>
          <table:table-cell office:value-type="float" office:value="0.000786">
            <text:p>0,000786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0.140667">
            <text:p>0,140667</text:p>
          </table:table-cell>
          <table:table-cell office:value-type="float" office:value="0.136833">
            <text:p>0,136833</text:p>
          </table:table-cell>
          <table:table-cell office:value-type="float" office:value="0.126667">
            <text:p>0,126667</text:p>
          </table:table-cell>
          <table:table-cell office:value-type="float" office:value="0.120833">
            <text:p>0,120833</text:p>
          </table:table-cell>
          <table:table-cell office:value-type="float" office:value="0.1145">
            <text:p>0,1145</text:p>
          </table:table-cell>
          <table:table-cell office:value-type="float" office:value="0.102833">
            <text:p>0,102833</text:p>
          </table:table-cell>
          <table:table-cell office:value-type="float" office:value="0.097833">
            <text:p>0,097833</text:p>
          </table:table-cell>
          <table:table-cell office:value-type="float" office:value="0.096833">
            <text:p>0,096833</text:p>
          </table:table-cell>
          <table:table-cell office:value-type="float" office:value="0.087333">
            <text:p>0,087333</text:p>
          </table:table-cell>
          <table:table-cell office:value-type="float" office:value="0.0885">
            <text:p>0,0885</text:p>
          </table:table-cell>
          <table:table-cell office:value-type="float" office:value="0.081167">
            <text:p>0,081167</text:p>
          </table:table-cell>
          <table:table-cell office:value-type="float" office:value="0.0815">
            <text:p>0,0815</text:p>
          </table:table-cell>
          <table:table-cell office:value-type="float" office:value="0.069833">
            <text:p>0,069833</text:p>
          </table:table-cell>
          <table:table-cell office:value-type="float" office:value="0.066">
            <text:p>0,066</text:p>
          </table:table-cell>
          <table:table-cell office:value-type="float" office:value="0.064333">
            <text:p>0,064333</text:p>
          </table:table-cell>
          <table:table-cell office:value-type="float" office:value="0.06">
            <text:p>0,06</text:p>
          </table:table-cell>
          <table:table-cell office:value-type="float" office:value="0.055">
            <text:p>0,055</text:p>
          </table:table-cell>
          <table:table-cell office:value-type="float" office:value="0.054333">
            <text:p>0,054333</text:p>
          </table:table-cell>
          <table:table-cell office:value-type="float" office:value="0.046167">
            <text:p>0,046167</text:p>
          </table:table-cell>
          <table:table-cell office:value-type="float" office:value="0.048833">
            <text:p>0,048833</text:p>
          </table:table-cell>
          <table:table-cell office:value-type="float" office:value="0.050167">
            <text:p>0,050167</text:p>
          </table:table-cell>
          <table:table-cell office:value-type="float" office:value="0.043833">
            <text:p>0,043833</text:p>
          </table:table-cell>
          <table:table-cell office:value-type="float" office:value="0.039167">
            <text:p>0,039167</text:p>
          </table:table-cell>
          <table:table-cell office:value-type="float" office:value="0.033">
            <text:p>0,033</text:p>
          </table:table-cell>
          <table:table-cell office:value-type="float" office:value="0.039">
            <text:p>0,039</text:p>
          </table:table-cell>
          <table:table-cell office:value-type="float" office:value="0.0345">
            <text:p>0,0345</text:p>
          </table:table-cell>
          <table:table-cell office:value-type="float" office:value="0.034">
            <text:p>0,034</text:p>
          </table:table-cell>
          <table:table-cell office:value-type="float" office:value="0.027833">
            <text:p>0,027833</text:p>
          </table:table-cell>
          <table:table-cell office:value-type="float" office:value="0.031667">
            <text:p>0,031667</text:p>
          </table:table-cell>
          <table:table-cell office:value-type="float" office:value="0.027">
            <text:p>0,027</text:p>
          </table:table-cell>
          <table:table-cell office:value-type="float" office:value="0.025333">
            <text:p>0,025333</text:p>
          </table:table-cell>
          <table:table-cell office:value-type="float" office:value="0.027167">
            <text:p>0,027167</text:p>
          </table:table-cell>
          <table:table-cell office:value-type="float" office:value="0.019667">
            <text:p>0,019667</text:p>
          </table:table-cell>
          <table:table-cell office:value-type="float" office:value="0.021">
            <text:p>0,021</text:p>
          </table:table-cell>
          <table:table-cell office:value-type="float" office:value="0.021167">
            <text:p>0,021167</text:p>
          </table:table-cell>
          <table:table-cell office:value-type="float" office:value="0.019833">
            <text:p>0,019833</text:p>
          </table:table-cell>
          <table:table-cell office:value-type="float" office:value="0.018833">
            <text:p>0,018833</text:p>
          </table:table-cell>
          <table:table-cell office:value-type="float" office:value="0.017667">
            <text:p>0,017667</text:p>
          </table:table-cell>
          <table:table-cell office:value-type="float" office:value="0.014833">
            <text:p>0,014833</text:p>
          </table:table-cell>
          <table:table-cell office:value-type="float" office:value="0.014167">
            <text:p>0,014167</text:p>
          </table:table-cell>
          <table:table-cell office:value-type="float" office:value="0.015333">
            <text:p>0,015333</text:p>
          </table:table-cell>
          <table:table-cell office:value-type="float" office:value="0.014167">
            <text:p>0,014167</text:p>
          </table:table-cell>
          <table:table-cell office:value-type="float" office:value="0.0125">
            <text:p>0,0125</text:p>
          </table:table-cell>
          <table:table-cell office:value-type="float" office:value="0.012333">
            <text:p>0,012333</text:p>
          </table:table-cell>
          <table:table-cell office:value-type="float" office:value="0.012667">
            <text:p>0,012667</text:p>
          </table:table-cell>
          <table:table-cell office:value-type="float" office:value="0.010333">
            <text:p>0,010333</text:p>
          </table:table-cell>
          <table:table-cell office:value-type="float" office:value="0.0115">
            <text:p>0,0115</text:p>
          </table:table-cell>
          <table:table-cell office:value-type="float" office:value="0.009667">
            <text:p>0,009667</text:p>
          </table:table-cell>
          <table:table-cell office:value-type="float" office:value="0.007667">
            <text:p>0,007667</text:p>
          </table:table-cell>
          <table:table-cell office:value-type="float" office:value="0.007833">
            <text:p>0,007833</text:p>
          </table:table-cell>
          <table:table-cell office:value-type="float" office:value="0.009167">
            <text:p>0,009167</text:p>
          </table:table-cell>
          <table:table-cell office:value-type="float" office:value="0.0075">
            <text:p>0,0075</text:p>
          </table:table-cell>
          <table:table-cell office:value-type="float" office:value="0.008333">
            <text:p>0,008333</text:p>
          </table:table-cell>
          <table:table-cell table:number-columns-repeated="2" office:value-type="float" office:value="0.007">
            <text:p>0,007</text:p>
          </table:table-cell>
          <table:table-cell office:value-type="float" office:value="0.005167">
            <text:p>0,005167</text:p>
          </table:table-cell>
          <table:table-cell office:value-type="float" office:value="0.005667">
            <text:p>0,005667</text:p>
          </table:table-cell>
          <table:table-cell office:value-type="float" office:value="0.005833">
            <text:p>0,005833</text:p>
          </table:table-cell>
          <table:table-cell office:value-type="float" office:value="0.0055">
            <text:p>0,0055</text:p>
          </table:table-cell>
          <table:table-cell office:value-type="float" office:value="0.005833">
            <text:p>0,005833</text:p>
          </table:table-cell>
          <table:table-cell office:value-type="float" office:value="0.004333">
            <text:p>0,004333</text:p>
          </table:table-cell>
          <table:table-cell office:value-type="float" office:value="0.0055">
            <text:p>0,0055</text:p>
          </table:table-cell>
          <table:table-cell office:value-type="float" office:value="0.003167">
            <text:p>0,003167</text:p>
          </table:table-cell>
          <table:table-cell office:value-type="float" office:value="0.004167">
            <text:p>0,004167</text:p>
          </table:table-cell>
          <table:table-cell office:value-type="float" office:value="0.002833">
            <text:p>0,002833</text:p>
          </table:table-cell>
          <table:table-cell office:value-type="float" office:value="0.001833">
            <text:p>0,001833</text:p>
          </table:table-cell>
          <table:table-cell office:value-type="float" office:value="0.002333">
            <text:p>0,002333</text:p>
          </table:table-cell>
          <table:table-cell office:value-type="float" office:value="0.003167">
            <text:p>0,003167</text:p>
          </table:table-cell>
          <table:table-cell office:value-type="float" office:value="0.003">
            <text:p>0,003</text:p>
          </table:table-cell>
          <table:table-cell office:value-type="float" office:value="0.003333">
            <text:p>0,003333</text:p>
          </table:table-cell>
          <table:table-cell office:value-type="float" office:value="0.0015">
            <text:p>0,0015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0015">
            <text:p>0,0015</text:p>
          </table:table-cell>
          <table:table-cell office:value-type="float" office:value="0.001833">
            <text:p>0,001833</text:p>
          </table:table-cell>
          <table:table-cell office:value-type="float" office:value="0.002333">
            <text:p>0,002333</text:p>
          </table:table-cell>
          <table:table-cell office:value-type="float" office:value="0.002167">
            <text:p>0,002167</text:p>
          </table:table-cell>
          <table:table-cell office:value-type="float" office:value="0.0015">
            <text:p>0,0015</text:p>
          </table:table-cell>
          <table:table-cell office:value-type="float" office:value="0.001167">
            <text:p>0,001167</text:p>
          </table:table-cell>
          <table:table-cell office:value-type="float" office:value="0.001333">
            <text:p>0,001333</text:p>
          </table:table-cell>
          <table:table-cell office:value-type="float" office:value="0.0015">
            <text:p>0,0015</text:p>
          </table:table-cell>
          <table:table-cell office:value-type="float" office:value="0.002167">
            <text:p>0,002167</text:p>
          </table:table-cell>
          <table:table-cell office:value-type="float" office:value="0.001167">
            <text:p>0,001167</text:p>
          </table:table-cell>
          <table:table-cell office:value-type="float" office:value="0.0005">
            <text:p>0,0005</text:p>
          </table:table-cell>
          <table:table-cell office:value-type="float" office:value="0.001">
            <text:p>0,001</text:p>
          </table:table-cell>
          <table:table-cell office:value-type="float" office:value="0.000833">
            <text:p>0,000833</text:p>
          </table:table-cell>
          <table:table-cell office:value-type="float" office:value="0.0015">
            <text:p>0,0015</text:p>
          </table:table-cell>
          <table:table-cell office:value-type="float" office:value="0.0005">
            <text:p>0,0005</text:p>
          </table:table-cell>
          <table:table-cell office:value-type="float" office:value="0.000833">
            <text:p>0,000833</text:p>
          </table:table-cell>
          <table:table-cell table:number-columns-repeated="2" office:value-type="float" office:value="0.000667">
            <text:p>0,000667</text:p>
          </table:table-cell>
          <table:table-cell office:value-type="float" office:value="0.000833">
            <text:p>0,000833</text:p>
          </table:table-cell>
          <table:table-cell office:value-type="float" office:value="0.000167">
            <text:p>0,000167</text:p>
          </table:table-cell>
          <table:table-cell office:value-type="float" office:value="0.001167">
            <text:p>0,001167</text:p>
          </table:table-cell>
          <table:table-cell office:value-type="float" office:value="0.000667">
            <text:p>0,000667</text:p>
          </table:table-cell>
          <table:table-cell office:value-type="float" office:value="0.000333">
            <text:p>0,000333</text:p>
          </table:table-cell>
          <table:table-cell table:number-columns-repeated="3" office:value-type="float" office:value="0.000667">
            <text:p>0,000667</text:p>
          </table:table-cell>
          <table:table-cell office:value-type="float" office:value="0.0005">
            <text:p>0,0005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0.146714">
            <text:p>0,146714</text:p>
          </table:table-cell>
          <table:table-cell office:value-type="float" office:value="0.139214">
            <text:p>0,139214</text:p>
          </table:table-cell>
          <table:table-cell office:value-type="float" office:value="0.136857">
            <text:p>0,136857</text:p>
          </table:table-cell>
          <table:table-cell office:value-type="float" office:value="0.134857">
            <text:p>0,134857</text:p>
          </table:table-cell>
          <table:table-cell office:value-type="float" office:value="0.128429">
            <text:p>0,128429</text:p>
          </table:table-cell>
          <table:table-cell office:value-type="float" office:value="0.122214">
            <text:p>0,122214</text:p>
          </table:table-cell>
          <table:table-cell office:value-type="float" office:value="0.119071">
            <text:p>0,119071</text:p>
          </table:table-cell>
          <table:table-cell office:value-type="float" office:value="0.114286">
            <text:p>0,114286</text:p>
          </table:table-cell>
          <table:table-cell office:value-type="float" office:value="0.106857">
            <text:p>0,106857</text:p>
          </table:table-cell>
          <table:table-cell office:value-type="float" office:value="0.103429">
            <text:p>0,103429</text:p>
          </table:table-cell>
          <table:table-cell office:value-type="float" office:value="0.097357">
            <text:p>0,097357</text:p>
          </table:table-cell>
          <table:table-cell office:value-type="float" office:value="0.094786">
            <text:p>0,094786</text:p>
          </table:table-cell>
          <table:table-cell office:value-type="float" office:value="0.095">
            <text:p>0,095</text:p>
          </table:table-cell>
          <table:table-cell office:value-type="float" office:value="0.087286">
            <text:p>0,087286</text:p>
          </table:table-cell>
          <table:table-cell office:value-type="float" office:value="0.083571">
            <text:p>0,083571</text:p>
          </table:table-cell>
          <table:table-cell office:value-type="float" office:value="0.078857">
            <text:p>0,078857</text:p>
          </table:table-cell>
          <table:table-cell office:value-type="float" office:value="0.0755">
            <text:p>0,0755</text:p>
          </table:table-cell>
          <table:table-cell office:value-type="float" office:value="0.0725">
            <text:p>0,0725</text:p>
          </table:table-cell>
          <table:table-cell office:value-type="float" office:value="0.068786">
            <text:p>0,068786</text:p>
          </table:table-cell>
          <table:table-cell office:value-type="float" office:value="0.066071">
            <text:p>0,066071</text:p>
          </table:table-cell>
          <table:table-cell office:value-type="float" office:value="0.063">
            <text:p>0,063</text:p>
          </table:table-cell>
          <table:table-cell office:value-type="float" office:value="0.059214">
            <text:p>0,059214</text:p>
          </table:table-cell>
          <table:table-cell office:value-type="float" office:value="0.057214">
            <text:p>0,057214</text:p>
          </table:table-cell>
          <table:table-cell office:value-type="float" office:value="0.054143">
            <text:p>0,054143</text:p>
          </table:table-cell>
          <table:table-cell office:value-type="float" office:value="0.050857">
            <text:p>0,050857</text:p>
          </table:table-cell>
          <table:table-cell office:value-type="float" office:value="0.048071">
            <text:p>0,048071</text:p>
          </table:table-cell>
          <table:table-cell office:value-type="float" office:value="0.046857">
            <text:p>0,046857</text:p>
          </table:table-cell>
          <table:table-cell office:value-type="float" office:value="0.043357">
            <text:p>0,043357</text:p>
          </table:table-cell>
          <table:table-cell office:value-type="float" office:value="0.043786">
            <text:p>0,043786</text:p>
          </table:table-cell>
          <table:table-cell office:value-type="float" office:value="0.038929">
            <text:p>0,038929</text:p>
          </table:table-cell>
          <table:table-cell office:value-type="float" office:value="0.037357">
            <text:p>0,037357</text:p>
          </table:table-cell>
          <table:table-cell office:value-type="float" office:value="0.035786">
            <text:p>0,035786</text:p>
          </table:table-cell>
          <table:table-cell office:value-type="float" office:value="0.033786">
            <text:p>0,033786</text:p>
          </table:table-cell>
          <table:table-cell office:value-type="float" office:value="0.031357">
            <text:p>0,031357</text:p>
          </table:table-cell>
          <table:table-cell office:value-type="float" office:value="0.031">
            <text:p>0,031</text:p>
          </table:table-cell>
          <table:table-cell office:value-type="float" office:value="0.029357">
            <text:p>0,029357</text:p>
          </table:table-cell>
          <table:table-cell office:value-type="float" office:value="0.028643">
            <text:p>0,028643</text:p>
          </table:table-cell>
          <table:table-cell office:value-type="float" office:value="0.026071">
            <text:p>0,026071</text:p>
          </table:table-cell>
          <table:table-cell office:value-type="float" office:value="0.024071">
            <text:p>0,024071</text:p>
          </table:table-cell>
          <table:table-cell office:value-type="float" office:value="0.021786">
            <text:p>0,021786</text:p>
          </table:table-cell>
          <table:table-cell office:value-type="float" office:value="0.020929">
            <text:p>0,020929</text:p>
          </table:table-cell>
          <table:table-cell office:value-type="float" office:value="0.0185">
            <text:p>0,0185</text:p>
          </table:table-cell>
          <table:table-cell office:value-type="float" office:value="0.017929">
            <text:p>0,017929</text:p>
          </table:table-cell>
          <table:table-cell office:value-type="float" office:value="0.017071">
            <text:p>0,017071</text:p>
          </table:table-cell>
          <table:table-cell office:value-type="float" office:value="0.016286">
            <text:p>0,016286</text:p>
          </table:table-cell>
          <table:table-cell office:value-type="float" office:value="0.014714">
            <text:p>0,014714</text:p>
          </table:table-cell>
          <table:table-cell office:value-type="float" office:value="0.014786">
            <text:p>0,014786</text:p>
          </table:table-cell>
          <table:table-cell office:value-type="float" office:value="0.014">
            <text:p>0,014</text:p>
          </table:table-cell>
          <table:table-cell office:value-type="float" office:value="0.012429">
            <text:p>0,012429</text:p>
          </table:table-cell>
          <table:table-cell office:value-type="float" office:value="0.011286">
            <text:p>0,011286</text:p>
          </table:table-cell>
          <table:table-cell office:value-type="float" office:value="0.011143">
            <text:p>0,011143</text:p>
          </table:table-cell>
          <table:table-cell office:value-type="float" office:value="0.009643">
            <text:p>0,009643</text:p>
          </table:table-cell>
          <table:table-cell office:value-type="float" office:value="0.01">
            <text:p>0,01</text:p>
          </table:table-cell>
          <table:table-cell office:value-type="float" office:value="0.009143">
            <text:p>0,009143</text:p>
          </table:table-cell>
          <table:table-cell office:value-type="float" office:value="0.008786">
            <text:p>0,008786</text:p>
          </table:table-cell>
          <table:table-cell office:value-type="float" office:value="0.008357">
            <text:p>0,008357</text:p>
          </table:table-cell>
          <table:table-cell office:value-type="float" office:value="0.007929">
            <text:p>0,007929</text:p>
          </table:table-cell>
          <table:table-cell office:value-type="float" office:value="0.007357">
            <text:p>0,007357</text:p>
          </table:table-cell>
          <table:table-cell office:value-type="float" office:value="0.0065">
            <text:p>0,0065</text:p>
          </table:table-cell>
          <table:table-cell office:value-type="float" office:value="0.006214">
            <text:p>0,006214</text:p>
          </table:table-cell>
          <table:table-cell table:number-columns-repeated="2" office:value-type="float" office:value="0.006071">
            <text:p>0,006071</text:p>
          </table:table-cell>
          <table:table-cell office:value-type="float" office:value="0.005143">
            <text:p>0,005143</text:p>
          </table:table-cell>
          <table:table-cell office:value-type="float" office:value="0.005357">
            <text:p>0,005357</text:p>
          </table:table-cell>
          <table:table-cell office:value-type="float" office:value="0.004429">
            <text:p>0,004429</text:p>
          </table:table-cell>
          <table:table-cell office:value-type="float" office:value="0.004143">
            <text:p>0,004143</text:p>
          </table:table-cell>
          <table:table-cell office:value-type="float" office:value="0.004071">
            <text:p>0,004071</text:p>
          </table:table-cell>
          <table:table-cell office:value-type="float" office:value="0.003643">
            <text:p>0,003643</text:p>
          </table:table-cell>
          <table:table-cell office:value-type="float" office:value="0.003357">
            <text:p>0,003357</text:p>
          </table:table-cell>
          <table:table-cell office:value-type="float" office:value="0.003786">
            <text:p>0,003786</text:p>
          </table:table-cell>
          <table:table-cell office:value-type="float" office:value="0.003429">
            <text:p>0,003429</text:p>
          </table:table-cell>
          <table:table-cell office:value-type="float" office:value="0.002214">
            <text:p>0,002214</text:p>
          </table:table-cell>
          <table:table-cell office:value-type="float" office:value="0.002643">
            <text:p>0,002643</text:p>
          </table:table-cell>
          <table:table-cell table:number-columns-repeated="2" office:value-type="float" office:value="0.002286">
            <text:p>0,002286</text:p>
          </table:table-cell>
          <table:table-cell office:value-type="float" office:value="0.001714">
            <text:p>0,001714</text:p>
          </table:table-cell>
          <table:table-cell office:value-type="float" office:value="0.001571">
            <text:p>0,001571</text:p>
          </table:table-cell>
          <table:table-cell office:value-type="float" office:value="0.0015">
            <text:p>0,0015</text:p>
          </table:table-cell>
          <table:table-cell office:value-type="float" office:value="0.001429">
            <text:p>0,001429</text:p>
          </table:table-cell>
          <table:table-cell office:value-type="float" office:value="0.001357">
            <text:p>0,001357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00857">
            <text:p>0,000857</text:p>
          </table:table-cell>
          <table:table-cell office:value-type="float" office:value="0.001">
            <text:p>0,001</text:p>
          </table:table-cell>
          <table:table-cell office:value-type="float" office:value="0.000929">
            <text:p>0,000929</text:p>
          </table:table-cell>
          <table:table-cell office:value-type="float" office:value="0.001">
            <text:p>0,001</text:p>
          </table:table-cell>
          <table:table-cell office:value-type="float" office:value="0.000786">
            <text:p>0,000786</text:p>
          </table:table-cell>
          <table:table-cell office:value-type="float" office:value="0.000929">
            <text:p>0,000929</text:p>
          </table:table-cell>
          <table:table-cell office:value-type="float" office:value="0.000786">
            <text:p>0,000786</text:p>
          </table:table-cell>
          <table:table-cell office:value-type="float" office:value="0.000929">
            <text:p>0,000929</text:p>
          </table:table-cell>
          <table:table-cell office:value-type="float" office:value="0.000714">
            <text:p>0,000714</text:p>
          </table:table-cell>
          <table:table-cell office:value-type="float" office:value="0.0005">
            <text:p>0,0005</text:p>
          </table:table-cell>
          <table:table-cell table:number-columns-repeated="3" office:value-type="float" office:value="0.000714">
            <text:p>0,000714</text:p>
          </table:table-cell>
          <table:table-cell office:value-type="float" office:value="0.000643">
            <text:p>0,000643</text:p>
          </table:table-cell>
          <table:table-cell table:number-columns-repeated="2" office:value-type="float" office:value="0.000571">
            <text:p>0,000571</text:p>
          </table:table-cell>
          <table:table-cell office:value-type="float" office:value="0.000286">
            <text:p>0,000286</text:p>
          </table:table-cell>
          <table:table-cell office:value-type="float" office:value="0.000429">
            <text:p>0,000429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0.1445">
            <text:p>0,1445</text:p>
          </table:table-cell>
          <table:table-cell office:value-type="float" office:value="0.145667">
            <text:p>0,145667</text:p>
          </table:table-cell>
          <table:table-cell office:value-type="float" office:value="0.134">
            <text:p>0,134</text:p>
          </table:table-cell>
          <table:table-cell office:value-type="float" office:value="0.121667">
            <text:p>0,121667</text:p>
          </table:table-cell>
          <table:table-cell office:value-type="float" office:value="0.119833">
            <text:p>0,119833</text:p>
          </table:table-cell>
          <table:table-cell office:value-type="float" office:value="0.121333">
            <text:p>0,121333</text:p>
          </table:table-cell>
          <table:table-cell office:value-type="float" office:value="0.111">
            <text:p>0,111</text:p>
          </table:table-cell>
          <table:table-cell office:value-type="float" office:value="0.106833">
            <text:p>0,106833</text:p>
          </table:table-cell>
          <table:table-cell office:value-type="float" office:value="0.107333">
            <text:p>0,107333</text:p>
          </table:table-cell>
          <table:table-cell office:value-type="float" office:value="0.101833">
            <text:p>0,101833</text:p>
          </table:table-cell>
          <table:table-cell office:value-type="float" office:value="0.104833">
            <text:p>0,104833</text:p>
          </table:table-cell>
          <table:table-cell office:value-type="float" office:value="0.098667">
            <text:p>0,098667</text:p>
          </table:table-cell>
          <table:table-cell office:value-type="float" office:value="0.083833">
            <text:p>0,083833</text:p>
          </table:table-cell>
          <table:table-cell office:value-type="float" office:value="0.085167">
            <text:p>0,085167</text:p>
          </table:table-cell>
          <table:table-cell office:value-type="float" office:value="0.081">
            <text:p>0,081</text:p>
          </table:table-cell>
          <table:table-cell office:value-type="float" office:value="0.080333">
            <text:p>0,080333</text:p>
          </table:table-cell>
          <table:table-cell office:value-type="float" office:value="0.075667">
            <text:p>0,075667</text:p>
          </table:table-cell>
          <table:table-cell office:value-type="float" office:value="0.0715">
            <text:p>0,0715</text:p>
          </table:table-cell>
          <table:table-cell office:value-type="float" office:value="0.069667">
            <text:p>0,069667</text:p>
          </table:table-cell>
          <table:table-cell office:value-type="float" office:value="0.064333">
            <text:p>0,064333</text:p>
          </table:table-cell>
          <table:table-cell office:value-type="float" office:value="0.059">
            <text:p>0,059</text:p>
          </table:table-cell>
          <table:table-cell office:value-type="float" office:value="0.059667">
            <text:p>0,059667</text:p>
          </table:table-cell>
          <table:table-cell office:value-type="float" office:value="0.056333">
            <text:p>0,056333</text:p>
          </table:table-cell>
          <table:table-cell office:value-type="float" office:value="0.0535">
            <text:p>0,0535</text:p>
          </table:table-cell>
          <table:table-cell office:value-type="float" office:value="0.050833">
            <text:p>0,050833</text:p>
          </table:table-cell>
          <table:table-cell office:value-type="float" office:value="0.048">
            <text:p>0,048</text:p>
          </table:table-cell>
          <table:table-cell table:number-columns-repeated="2" office:value-type="float" office:value="0.0455">
            <text:p>0,0455</text:p>
          </table:table-cell>
          <table:table-cell office:value-type="float" office:value="0.0365">
            <text:p>0,0365</text:p>
          </table:table-cell>
          <table:table-cell office:value-type="float" office:value="0.040667">
            <text:p>0,040667</text:p>
          </table:table-cell>
          <table:table-cell office:value-type="float" office:value="0.0365">
            <text:p>0,0365</text:p>
          </table:table-cell>
          <table:table-cell office:value-type="float" office:value="0.0335">
            <text:p>0,0335</text:p>
          </table:table-cell>
          <table:table-cell office:value-type="float" office:value="0.032833">
            <text:p>0,032833</text:p>
          </table:table-cell>
          <table:table-cell office:value-type="float" office:value="0.032">
            <text:p>0,032</text:p>
          </table:table-cell>
          <table:table-cell office:value-type="float" office:value="0.029333">
            <text:p>0,029333</text:p>
          </table:table-cell>
          <table:table-cell office:value-type="float" office:value="0.0275">
            <text:p>0,0275</text:p>
          </table:table-cell>
          <table:table-cell office:value-type="float" office:value="0.022833">
            <text:p>0,022833</text:p>
          </table:table-cell>
          <table:table-cell office:value-type="float" office:value="0.024667">
            <text:p>0,024667</text:p>
          </table:table-cell>
          <table:table-cell office:value-type="float" office:value="0.023667">
            <text:p>0,023667</text:p>
          </table:table-cell>
          <table:table-cell office:value-type="float" office:value="0.022833">
            <text:p>0,022833</text:p>
          </table:table-cell>
          <table:table-cell office:value-type="float" office:value="0.020833">
            <text:p>0,020833</text:p>
          </table:table-cell>
          <table:table-cell office:value-type="float" office:value="0.022333">
            <text:p>0,022333</text:p>
          </table:table-cell>
          <table:table-cell office:value-type="float" office:value="0.018833">
            <text:p>0,018833</text:p>
          </table:table-cell>
          <table:table-cell office:value-type="float" office:value="0.016833">
            <text:p>0,016833</text:p>
          </table:table-cell>
          <table:table-cell office:value-type="float" office:value="0.015333">
            <text:p>0,015333</text:p>
          </table:table-cell>
          <table:table-cell office:value-type="float" office:value="0.015">
            <text:p>0,015</text:p>
          </table:table-cell>
          <table:table-cell office:value-type="float" office:value="0.012167">
            <text:p>0,012167</text:p>
          </table:table-cell>
          <table:table-cell office:value-type="float" office:value="0.011667">
            <text:p>0,011667</text:p>
          </table:table-cell>
          <table:table-cell office:value-type="float" office:value="0.013">
            <text:p>0,013</text:p>
          </table:table-cell>
          <table:table-cell office:value-type="float" office:value="0.012667">
            <text:p>0,012667</text:p>
          </table:table-cell>
          <table:table-cell office:value-type="float" office:value="0.009667">
            <text:p>0,009667</text:p>
          </table:table-cell>
          <table:table-cell office:value-type="float" office:value="0.011167">
            <text:p>0,011167</text:p>
          </table:table-cell>
          <table:table-cell office:value-type="float" office:value="0.008833">
            <text:p>0,008833</text:p>
          </table:table-cell>
          <table:table-cell office:value-type="float" office:value="0.0095">
            <text:p>0,0095</text:p>
          </table:table-cell>
          <table:table-cell office:value-type="float" office:value="0.008333">
            <text:p>0,008333</text:p>
          </table:table-cell>
          <table:table-cell office:value-type="float" office:value="0.008167">
            <text:p>0,008167</text:p>
          </table:table-cell>
          <table:table-cell table:number-columns-repeated="2" office:value-type="float" office:value="0.007167">
            <text:p>0,007167</text:p>
          </table:table-cell>
          <table:table-cell office:value-type="float" office:value="0.008167">
            <text:p>0,008167</text:p>
          </table:table-cell>
          <table:table-cell office:value-type="float" office:value="0.006833">
            <text:p>0,006833</text:p>
          </table:table-cell>
          <table:table-cell office:value-type="float" office:value="0.006167">
            <text:p>0,006167</text:p>
          </table:table-cell>
          <table:table-cell office:value-type="float" office:value="0.004833">
            <text:p>0,004833</text:p>
          </table:table-cell>
          <table:table-cell office:value-type="float" office:value="0.005833">
            <text:p>0,005833</text:p>
          </table:table-cell>
          <table:table-cell office:value-type="float" office:value="0.004167">
            <text:p>0,004167</text:p>
          </table:table-cell>
          <table:table-cell office:value-type="float" office:value="0.005">
            <text:p>0,005</text:p>
          </table:table-cell>
          <table:table-cell office:value-type="float" office:value="0.004833">
            <text:p>0,004833</text:p>
          </table:table-cell>
          <table:table-cell office:value-type="float" office:value="0.004">
            <text:p>0,004</text:p>
          </table:table-cell>
          <table:table-cell office:value-type="float" office:value="0.003667">
            <text:p>0,003667</text:p>
          </table:table-cell>
          <table:table-cell office:value-type="float" office:value="0.004">
            <text:p>0,004</text:p>
          </table:table-cell>
          <table:table-cell table:number-columns-repeated="2" office:value-type="float" office:value="0.001833">
            <text:p>0,001833</text:p>
          </table:table-cell>
          <table:table-cell office:value-type="float" office:value="0.003">
            <text:p>0,003</text:p>
          </table:table-cell>
          <table:table-cell office:value-type="float" office:value="0.001833">
            <text:p>0,001833</text:p>
          </table:table-cell>
          <table:table-cell office:value-type="float" office:value="0.001667">
            <text:p>0,001667</text:p>
          </table:table-cell>
          <table:table-cell office:value-type="float" office:value="0.0015">
            <text:p>0,0015</text:p>
          </table:table-cell>
          <table:table-cell table:number-columns-repeated="2" office:value-type="float" office:value="0.001667">
            <text:p>0,001667</text:p>
          </table:table-cell>
          <table:table-cell office:value-type="float" office:value="0.001333">
            <text:p>0,001333</text:p>
          </table:table-cell>
          <table:table-cell office:value-type="float" office:value="0.001">
            <text:p>0,001</text:p>
          </table:table-cell>
          <table:table-cell office:value-type="float" office:value="0.000667">
            <text:p>0,000667</text:p>
          </table:table-cell>
          <table:table-cell office:value-type="float" office:value="0.001">
            <text:p>0,001</text:p>
          </table:table-cell>
          <table:table-cell office:value-type="float" office:value="0.000833">
            <text:p>0,000833</text:p>
          </table:table-cell>
          <table:table-cell office:value-type="float" office:value="0.001167">
            <text:p>0,001167</text:p>
          </table:table-cell>
          <table:table-cell table:number-columns-repeated="2" office:value-type="float" office:value="0.000833">
            <text:p>0,000833</text:p>
          </table:table-cell>
          <table:table-cell office:value-type="float" office:value="0.0005">
            <text:p>0,0005</text:p>
          </table:table-cell>
          <table:table-cell office:value-type="float" office:value="0.000833">
            <text:p>0,000833</text:p>
          </table:table-cell>
          <table:table-cell office:value-type="float" office:value="0.0005">
            <text:p>0,0005</text:p>
          </table:table-cell>
          <table:table-cell office:value-type="float" office:value="0.000833">
            <text:p>0,000833</text:p>
          </table:table-cell>
          <table:table-cell office:value-type="float" office:value="0.0005">
            <text:p>0,0005</text:p>
          </table:table-cell>
          <table:table-cell office:value-type="float" office:value="0.000833">
            <text:p>0,000833</text:p>
          </table:table-cell>
          <table:table-cell office:value-type="float" office:value="0.001167">
            <text:p>0,001167</text:p>
          </table:table-cell>
          <table:table-cell table:number-columns-repeated="4" office:value-type="float" office:value="0.000667">
            <text:p>0,000667</text:p>
          </table:table-cell>
          <table:table-cell office:value-type="float" office:value="0.0005">
            <text:p>0,0005</text:p>
          </table:table-cell>
          <table:table-cell office:value-type="float" office:value="0.000333">
            <text:p>0,000333</text:p>
          </table:table-cell>
          <table:table-cell office:value-type="float" office:value="0.000833">
            <text:p>0,000833</text:p>
          </table:table-cell>
          <table:table-cell office:value-type="float" office:value="0.0005">
            <text:p>0,0005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0.3645">
            <text:p>0,3645</text:p>
          </table:table-cell>
          <table:table-cell office:value-type="float" office:value="0.3515">
            <text:p>0,3515</text:p>
          </table:table-cell>
          <table:table-cell office:value-type="float" office:value="0.346643">
            <text:p>0,346643</text:p>
          </table:table-cell>
          <table:table-cell office:value-type="float" office:value="0.334214">
            <text:p>0,334214</text:p>
          </table:table-cell>
          <table:table-cell office:value-type="float" office:value="0.326714">
            <text:p>0,326714</text:p>
          </table:table-cell>
          <table:table-cell office:value-type="float" office:value="0.316929">
            <text:p>0,316929</text:p>
          </table:table-cell>
          <table:table-cell office:value-type="float" office:value="0.305929">
            <text:p>0,305929</text:p>
          </table:table-cell>
          <table:table-cell office:value-type="float" office:value="0.296571">
            <text:p>0,296571</text:p>
          </table:table-cell>
          <table:table-cell office:value-type="float" office:value="0.287643">
            <text:p>0,287643</text:p>
          </table:table-cell>
          <table:table-cell office:value-type="float" office:value="0.279643">
            <text:p>0,279643</text:p>
          </table:table-cell>
          <table:table-cell office:value-type="float" office:value="0.269357">
            <text:p>0,269357</text:p>
          </table:table-cell>
          <table:table-cell office:value-type="float" office:value="0.258571">
            <text:p>0,258571</text:p>
          </table:table-cell>
          <table:table-cell office:value-type="float" office:value="0.256643">
            <text:p>0,256643</text:p>
          </table:table-cell>
          <table:table-cell office:value-type="float" office:value="0.246">
            <text:p>0,246</text:p>
          </table:table-cell>
          <table:table-cell office:value-type="float" office:value="0.2375">
            <text:p>0,2375</text:p>
          </table:table-cell>
          <table:table-cell office:value-type="float" office:value="0.229786">
            <text:p>0,229786</text:p>
          </table:table-cell>
          <table:table-cell office:value-type="float" office:value="0.220929">
            <text:p>0,220929</text:p>
          </table:table-cell>
          <table:table-cell office:value-type="float" office:value="0.210429">
            <text:p>0,210429</text:p>
          </table:table-cell>
          <table:table-cell office:value-type="float" office:value="0.206214">
            <text:p>0,206214</text:p>
          </table:table-cell>
          <table:table-cell office:value-type="float" office:value="0.198429">
            <text:p>0,198429</text:p>
          </table:table-cell>
          <table:table-cell office:value-type="float" office:value="0.1905">
            <text:p>0,1905</text:p>
          </table:table-cell>
          <table:table-cell office:value-type="float" office:value="0.184214">
            <text:p>0,184214</text:p>
          </table:table-cell>
          <table:table-cell office:value-type="float" office:value="0.174143">
            <text:p>0,174143</text:p>
          </table:table-cell>
          <table:table-cell office:value-type="float" office:value="0.168571">
            <text:p>0,168571</text:p>
          </table:table-cell>
          <table:table-cell office:value-type="float" office:value="0.162643">
            <text:p>0,162643</text:p>
          </table:table-cell>
          <table:table-cell office:value-type="float" office:value="0.156857">
            <text:p>0,156857</text:p>
          </table:table-cell>
          <table:table-cell office:value-type="float" office:value="0.151571">
            <text:p>0,151571</text:p>
          </table:table-cell>
          <table:table-cell office:value-type="float" office:value="0.1475">
            <text:p>0,1475</text:p>
          </table:table-cell>
          <table:table-cell office:value-type="float" office:value="0.139857">
            <text:p>0,139857</text:p>
          </table:table-cell>
          <table:table-cell office:value-type="float" office:value="0.133714">
            <text:p>0,133714</text:p>
          </table:table-cell>
          <table:table-cell office:value-type="float" office:value="0.130214">
            <text:p>0,130214</text:p>
          </table:table-cell>
          <table:table-cell office:value-type="float" office:value="0.123714">
            <text:p>0,123714</text:p>
          </table:table-cell>
          <table:table-cell office:value-type="float" office:value="0.120571">
            <text:p>0,120571</text:p>
          </table:table-cell>
          <table:table-cell office:value-type="float" office:value="0.111786">
            <text:p>0,111786</text:p>
          </table:table-cell>
          <table:table-cell office:value-type="float" office:value="0.1105">
            <text:p>0,1105</text:p>
          </table:table-cell>
          <table:table-cell office:value-type="float" office:value="0.107071">
            <text:p>0,107071</text:p>
          </table:table-cell>
          <table:table-cell office:value-type="float" office:value="0.105286">
            <text:p>0,105286</text:p>
          </table:table-cell>
          <table:table-cell office:value-type="float" office:value="0.098071">
            <text:p>0,098071</text:p>
          </table:table-cell>
          <table:table-cell office:value-type="float" office:value="0.091643">
            <text:p>0,091643</text:p>
          </table:table-cell>
          <table:table-cell office:value-type="float" office:value="0.090643">
            <text:p>0,090643</text:p>
          </table:table-cell>
          <table:table-cell office:value-type="float" office:value="0.083714">
            <text:p>0,083714</text:p>
          </table:table-cell>
          <table:table-cell office:value-type="float" office:value="0.081214">
            <text:p>0,081214</text:p>
          </table:table-cell>
          <table:table-cell office:value-type="float" office:value="0.079429">
            <text:p>0,079429</text:p>
          </table:table-cell>
          <table:table-cell office:value-type="float" office:value="0.076286">
            <text:p>0,076286</text:p>
          </table:table-cell>
          <table:table-cell office:value-type="float" office:value="0.073214">
            <text:p>0,073214</text:p>
          </table:table-cell>
          <table:table-cell office:value-type="float" office:value="0.069">
            <text:p>0,069</text:p>
          </table:table-cell>
          <table:table-cell office:value-type="float" office:value="0.064214">
            <text:p>0,064214</text:p>
          </table:table-cell>
          <table:table-cell office:value-type="float" office:value="0.0635">
            <text:p>0,0635</text:p>
          </table:table-cell>
          <table:table-cell office:value-type="float" office:value="0.058643">
            <text:p>0,058643</text:p>
          </table:table-cell>
          <table:table-cell office:value-type="float" office:value="0.056143">
            <text:p>0,056143</text:p>
          </table:table-cell>
          <table:table-cell office:value-type="float" office:value="0.054857">
            <text:p>0,054857</text:p>
          </table:table-cell>
          <table:table-cell office:value-type="float" office:value="0.052">
            <text:p>0,052</text:p>
          </table:table-cell>
          <table:table-cell office:value-type="float" office:value="0.0495">
            <text:p>0,0495</text:p>
          </table:table-cell>
          <table:table-cell office:value-type="float" office:value="0.046214">
            <text:p>0,046214</text:p>
          </table:table-cell>
          <table:table-cell office:value-type="float" office:value="0.043929">
            <text:p>0,043929</text:p>
          </table:table-cell>
          <table:table-cell office:value-type="float" office:value="0.041071">
            <text:p>0,041071</text:p>
          </table:table-cell>
          <table:table-cell office:value-type="float" office:value="0.039571">
            <text:p>0,039571</text:p>
          </table:table-cell>
          <table:table-cell office:value-type="float" office:value="0.038143">
            <text:p>0,038143</text:p>
          </table:table-cell>
          <table:table-cell office:value-type="float" office:value="0.038286">
            <text:p>0,038286</text:p>
          </table:table-cell>
          <table:table-cell office:value-type="float" office:value="0.034857">
            <text:p>0,034857</text:p>
          </table:table-cell>
          <table:table-cell office:value-type="float" office:value="0.033143">
            <text:p>0,033143</text:p>
          </table:table-cell>
          <table:table-cell office:value-type="float" office:value="0.033286">
            <text:p>0,033286</text:p>
          </table:table-cell>
          <table:table-cell office:value-type="float" office:value="0.030643">
            <text:p>0,030643</text:p>
          </table:table-cell>
          <table:table-cell office:value-type="float" office:value="0.028714">
            <text:p>0,028714</text:p>
          </table:table-cell>
          <table:table-cell office:value-type="float" office:value="0.027143">
            <text:p>0,027143</text:p>
          </table:table-cell>
          <table:table-cell office:value-type="float" office:value="0.027071">
            <text:p>0,027071</text:p>
          </table:table-cell>
          <table:table-cell office:value-type="float" office:value="0.025214">
            <text:p>0,025214</text:p>
          </table:table-cell>
          <table:table-cell office:value-type="float" office:value="0.023857">
            <text:p>0,023857</text:p>
          </table:table-cell>
          <table:table-cell office:value-type="float" office:value="0.023">
            <text:p>0,023</text:p>
          </table:table-cell>
          <table:table-cell office:value-type="float" office:value="0.022357">
            <text:p>0,022357</text:p>
          </table:table-cell>
          <table:table-cell office:value-type="float" office:value="0.020143">
            <text:p>0,020143</text:p>
          </table:table-cell>
          <table:table-cell office:value-type="float" office:value="0.020643">
            <text:p>0,020643</text:p>
          </table:table-cell>
          <table:table-cell office:value-type="float" office:value="0.0185">
            <text:p>0,0185</text:p>
          </table:table-cell>
          <table:table-cell office:value-type="float" office:value="0.017357">
            <text:p>0,017357</text:p>
          </table:table-cell>
          <table:table-cell office:value-type="float" office:value="0.016071">
            <text:p>0,016071</text:p>
          </table:table-cell>
          <table:table-cell office:value-type="float" office:value="0.014857">
            <text:p>0,014857</text:p>
          </table:table-cell>
          <table:table-cell office:value-type="float" office:value="0.015286">
            <text:p>0,015286</text:p>
          </table:table-cell>
          <table:table-cell office:value-type="float" office:value="0.014286">
            <text:p>0,014286</text:p>
          </table:table-cell>
          <table:table-cell office:value-type="float" office:value="0.013429">
            <text:p>0,013429</text:p>
          </table:table-cell>
          <table:table-cell office:value-type="float" office:value="0.012643">
            <text:p>0,012643</text:p>
          </table:table-cell>
          <table:table-cell office:value-type="float" office:value="0.0115">
            <text:p>0,0115</text:p>
          </table:table-cell>
          <table:table-cell office:value-type="float" office:value="0.011929">
            <text:p>0,011929</text:p>
          </table:table-cell>
          <table:table-cell office:value-type="float" office:value="0.010429">
            <text:p>0,010429</text:p>
          </table:table-cell>
          <table:table-cell office:value-type="float" office:value="0.010214">
            <text:p>0,010214</text:p>
          </table:table-cell>
          <table:table-cell office:value-type="float" office:value="0.008929">
            <text:p>0,008929</text:p>
          </table:table-cell>
          <table:table-cell office:value-type="float" office:value="0.008786">
            <text:p>0,008786</text:p>
          </table:table-cell>
          <table:table-cell office:value-type="float" office:value="0.008071">
            <text:p>0,008071</text:p>
          </table:table-cell>
          <table:table-cell office:value-type="float" office:value="0.0085">
            <text:p>0,0085</text:p>
          </table:table-cell>
          <table:table-cell office:value-type="float" office:value="0.007714">
            <text:p>0,007714</text:p>
          </table:table-cell>
          <table:table-cell office:value-type="float" office:value="0.007643">
            <text:p>0,007643</text:p>
          </table:table-cell>
          <table:table-cell office:value-type="float" office:value="0.007214">
            <text:p>0,007214</text:p>
          </table:table-cell>
          <table:table-cell office:value-type="float" office:value="0.007643">
            <text:p>0,007643</text:p>
          </table:table-cell>
          <table:table-cell office:value-type="float" office:value="0.0065">
            <text:p>0,0065</text:p>
          </table:table-cell>
          <table:table-cell office:value-type="float" office:value="0.006357">
            <text:p>0,006357</text:p>
          </table:table-cell>
          <table:table-cell office:value-type="float" office:value="0.005643">
            <text:p>0,005643</text:p>
          </table:table-cell>
          <table:table-cell office:value-type="float" office:value="0.005929">
            <text:p>0,005929</text:p>
          </table:table-cell>
          <table:table-cell office:value-type="float" office:value="0.004714">
            <text:p>0,004714</text:p>
          </table:table-cell>
          <table:table-cell table:number-columns-repeated="2" office:value-type="float" office:value="0.005143">
            <text:p>0,005143</text:p>
          </table:table-cell>
          <table:table-cell office:value-type="float" office:value="0.004714">
            <text:p>0,004714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0.355167">
            <text:p>0,355167</text:p>
          </table:table-cell>
          <table:table-cell office:value-type="float" office:value="0.353">
            <text:p>0,353</text:p>
          </table:table-cell>
          <table:table-cell office:value-type="float" office:value="0.334833">
            <text:p>0,334833</text:p>
          </table:table-cell>
          <table:table-cell office:value-type="float" office:value="0.330667">
            <text:p>0,330667</text:p>
          </table:table-cell>
          <table:table-cell office:value-type="float" office:value="0.320167">
            <text:p>0,320167</text:p>
          </table:table-cell>
          <table:table-cell office:value-type="float" office:value="0.312167">
            <text:p>0,312167</text:p>
          </table:table-cell>
          <table:table-cell office:value-type="float" office:value="0.309">
            <text:p>0,309</text:p>
          </table:table-cell>
          <table:table-cell office:value-type="float" office:value="0.301833">
            <text:p>0,301833</text:p>
          </table:table-cell>
          <table:table-cell office:value-type="float" office:value="0.291833">
            <text:p>0,291833</text:p>
          </table:table-cell>
          <table:table-cell office:value-type="float" office:value="0.2785">
            <text:p>0,2785</text:p>
          </table:table-cell>
          <table:table-cell office:value-type="float" office:value="0.271667">
            <text:p>0,271667</text:p>
          </table:table-cell>
          <table:table-cell office:value-type="float" office:value="0.2655">
            <text:p>0,2655</text:p>
          </table:table-cell>
          <table:table-cell office:value-type="float" office:value="0.24">
            <text:p>0,24</text:p>
          </table:table-cell>
          <table:table-cell office:value-type="float" office:value="0.2375">
            <text:p>0,2375</text:p>
          </table:table-cell>
          <table:table-cell office:value-type="float" office:value="0.228333">
            <text:p>0,228333</text:p>
          </table:table-cell>
          <table:table-cell office:value-type="float" office:value="0.219667">
            <text:p>0,219667</text:p>
          </table:table-cell>
          <table:table-cell office:value-type="float" office:value="0.213667">
            <text:p>0,213667</text:p>
          </table:table-cell>
          <table:table-cell office:value-type="float" office:value="0.210167">
            <text:p>0,210167</text:p>
          </table:table-cell>
          <table:table-cell office:value-type="float" office:value="0.198833">
            <text:p>0,198833</text:p>
          </table:table-cell>
          <table:table-cell office:value-type="float" office:value="0.192833">
            <text:p>0,192833</text:p>
          </table:table-cell>
          <table:table-cell office:value-type="float" office:value="0.187333">
            <text:p>0,187333</text:p>
          </table:table-cell>
          <table:table-cell office:value-type="float" office:value="0.179333">
            <text:p>0,179333</text:p>
          </table:table-cell>
          <table:table-cell office:value-type="float" office:value="0.178333">
            <text:p>0,178333</text:p>
          </table:table-cell>
          <table:table-cell office:value-type="float" office:value="0.174167">
            <text:p>0,174167</text:p>
          </table:table-cell>
          <table:table-cell office:value-type="float" office:value="0.163167">
            <text:p>0,163167</text:p>
          </table:table-cell>
          <table:table-cell office:value-type="float" office:value="0.155667">
            <text:p>0,155667</text:p>
          </table:table-cell>
          <table:table-cell office:value-type="float" office:value="0.146667">
            <text:p>0,146667</text:p>
          </table:table-cell>
          <table:table-cell office:value-type="float" office:value="0.139667">
            <text:p>0,139667</text:p>
          </table:table-cell>
          <table:table-cell office:value-type="float" office:value="0.138333">
            <text:p>0,138333</text:p>
          </table:table-cell>
          <table:table-cell office:value-type="float" office:value="0.133167">
            <text:p>0,133167</text:p>
          </table:table-cell>
          <table:table-cell office:value-type="float" office:value="0.122667">
            <text:p>0,122667</text:p>
          </table:table-cell>
          <table:table-cell office:value-type="float" office:value="0.119333">
            <text:p>0,119333</text:p>
          </table:table-cell>
          <table:table-cell office:value-type="float" office:value="0.11">
            <text:p>0,11</text:p>
          </table:table-cell>
          <table:table-cell office:value-type="float" office:value="0.114833">
            <text:p>0,114833</text:p>
          </table:table-cell>
          <table:table-cell office:value-type="float" office:value="0.105333">
            <text:p>0,105333</text:p>
          </table:table-cell>
          <table:table-cell office:value-type="float" office:value="0.1">
            <text:p>0,1</text:p>
          </table:table-cell>
          <table:table-cell office:value-type="float" office:value="0.091667">
            <text:p>0,091667</text:p>
          </table:table-cell>
          <table:table-cell office:value-type="float" office:value="0.095333">
            <text:p>0,095333</text:p>
          </table:table-cell>
          <table:table-cell office:value-type="float" office:value="0.095667">
            <text:p>0,095667</text:p>
          </table:table-cell>
          <table:table-cell office:value-type="float" office:value="0.085167">
            <text:p>0,085167</text:p>
          </table:table-cell>
          <table:table-cell office:value-type="float" office:value="0.088167">
            <text:p>0,088167</text:p>
          </table:table-cell>
          <table:table-cell office:value-type="float" office:value="0.083333">
            <text:p>0,083333</text:p>
          </table:table-cell>
          <table:table-cell office:value-type="float" office:value="0.078">
            <text:p>0,078</text:p>
          </table:table-cell>
          <table:table-cell office:value-type="float" office:value="0.0765">
            <text:p>0,0765</text:p>
          </table:table-cell>
          <table:table-cell office:value-type="float" office:value="0.0715">
            <text:p>0,0715</text:p>
          </table:table-cell>
          <table:table-cell office:value-type="float" office:value="0.068833">
            <text:p>0,068833</text:p>
          </table:table-cell>
          <table:table-cell office:value-type="float" office:value="0.068667">
            <text:p>0,068667</text:p>
          </table:table-cell>
          <table:table-cell office:value-type="float" office:value="0.0605">
            <text:p>0,0605</text:p>
          </table:table-cell>
          <table:table-cell office:value-type="float" office:value="0.061333">
            <text:p>0,061333</text:p>
          </table:table-cell>
          <table:table-cell office:value-type="float" office:value="0.056333">
            <text:p>0,056333</text:p>
          </table:table-cell>
          <table:table-cell office:value-type="float" office:value="0.049667">
            <text:p>0,049667</text:p>
          </table:table-cell>
          <table:table-cell office:value-type="float" office:value="0.048">
            <text:p>0,048</text:p>
          </table:table-cell>
          <table:table-cell office:value-type="float" office:value="0.047">
            <text:p>0,047</text:p>
          </table:table-cell>
          <table:table-cell office:value-type="float" office:value="0.046667">
            <text:p>0,046667</text:p>
          </table:table-cell>
          <table:table-cell office:value-type="float" office:value="0.044167">
            <text:p>0,044167</text:p>
          </table:table-cell>
          <table:table-cell office:value-type="float" office:value="0.044667">
            <text:p>0,044667</text:p>
          </table:table-cell>
          <table:table-cell office:value-type="float" office:value="0.041667">
            <text:p>0,041667</text:p>
          </table:table-cell>
          <table:table-cell office:value-type="float" office:value="0.039167">
            <text:p>0,039167</text:p>
          </table:table-cell>
          <table:table-cell office:value-type="float" office:value="0.034667">
            <text:p>0,034667</text:p>
          </table:table-cell>
          <table:table-cell office:value-type="float" office:value="0.036333">
            <text:p>0,036333</text:p>
          </table:table-cell>
          <table:table-cell office:value-type="float" office:value="0.0335">
            <text:p>0,0335</text:p>
          </table:table-cell>
          <table:table-cell office:value-type="float" office:value="0.029">
            <text:p>0,029</text:p>
          </table:table-cell>
          <table:table-cell office:value-type="float" office:value="0.029167">
            <text:p>0,029167</text:p>
          </table:table-cell>
          <table:table-cell office:value-type="float" office:value="0.029333">
            <text:p>0,029333</text:p>
          </table:table-cell>
          <table:table-cell office:value-type="float" office:value="0.028167">
            <text:p>0,028167</text:p>
          </table:table-cell>
          <table:table-cell office:value-type="float" office:value="0.024333">
            <text:p>0,024333</text:p>
          </table:table-cell>
          <table:table-cell office:value-type="float" office:value="0.025833">
            <text:p>0,025833</text:p>
          </table:table-cell>
          <table:table-cell office:value-type="float" office:value="0.024833">
            <text:p>0,024833</text:p>
          </table:table-cell>
          <table:table-cell office:value-type="float" office:value="0.022333">
            <text:p>0,022333</text:p>
          </table:table-cell>
          <table:table-cell office:value-type="float" office:value="0.019333">
            <text:p>0,019333</text:p>
          </table:table-cell>
          <table:table-cell office:value-type="float" office:value="0.0215">
            <text:p>0,0215</text:p>
          </table:table-cell>
          <table:table-cell office:value-type="float" office:value="0.016167">
            <text:p>0,016167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.018">
            <text:p>0,018</text:p>
          </table:table-cell>
          <table:table-cell office:value-type="float" office:value="0.016667">
            <text:p>0,016667</text:p>
          </table:table-cell>
          <table:table-cell office:value-type="float" office:value="0.0135">
            <text:p>0,0135</text:p>
          </table:table-cell>
          <table:table-cell office:value-type="float" office:value="0.013333">
            <text:p>0,013333</text:p>
          </table:table-cell>
          <table:table-cell office:value-type="float" office:value="0.012833">
            <text:p>0,012833</text:p>
          </table:table-cell>
          <table:table-cell office:value-type="float" office:value="0.0125">
            <text:p>0,0125</text:p>
          </table:table-cell>
          <table:table-cell office:value-type="float" office:value="0.013">
            <text:p>0,013</text:p>
          </table:table-cell>
          <table:table-cell office:value-type="float" office:value="0.009167">
            <text:p>0,009167</text:p>
          </table:table-cell>
          <table:table-cell office:value-type="float" office:value="0.011167">
            <text:p>0,011167</text:p>
          </table:table-cell>
          <table:table-cell office:value-type="float" office:value="0.0095">
            <text:p>0,0095</text:p>
          </table:table-cell>
          <table:table-cell office:value-type="float" office:value="0.010667">
            <text:p>0,010667</text:p>
          </table:table-cell>
          <table:table-cell office:value-type="float" office:value="0.0085">
            <text:p>0,0085</text:p>
          </table:table-cell>
          <table:table-cell office:value-type="float" office:value="0.008333">
            <text:p>0,008333</text:p>
          </table:table-cell>
          <table:table-cell office:value-type="float" office:value="0.006833">
            <text:p>0,006833</text:p>
          </table:table-cell>
          <table:table-cell office:value-type="float" office:value="0.007">
            <text:p>0,007</text:p>
          </table:table-cell>
          <table:table-cell office:value-type="float" office:value="0.006667">
            <text:p>0,006667</text:p>
          </table:table-cell>
          <table:table-cell office:value-type="float" office:value="0.0065">
            <text:p>0,0065</text:p>
          </table:table-cell>
          <table:table-cell office:value-type="float" office:value="0.005167">
            <text:p>0,005167</text:p>
          </table:table-cell>
          <table:table-cell office:value-type="float" office:value="0.007333">
            <text:p>0,007333</text:p>
          </table:table-cell>
          <table:table-cell office:value-type="float" office:value="0.006">
            <text:p>0,006</text:p>
          </table:table-cell>
          <table:table-cell office:value-type="float" office:value="0.006333">
            <text:p>0,006333</text:p>
          </table:table-cell>
          <table:table-cell office:value-type="float" office:value="0.004667">
            <text:p>0,004667</text:p>
          </table:table-cell>
          <table:table-cell office:value-type="float" office:value="0.006833">
            <text:p>0,006833</text:p>
          </table:table-cell>
          <table:table-cell office:value-type="float" office:value="0.0055">
            <text:p>0,0055</text:p>
          </table:table-cell>
          <table:table-cell office:value-type="float" office:value="0.0045">
            <text:p>0,0045</text:p>
          </table:table-cell>
          <table:table-cell office:value-type="float" office:value="0.004167">
            <text:p>0,004167</text:p>
          </table:table-cell>
        </table:table-row>
        <table:table-row table:style-name="ro1">
          <table:table-cell>
            <draw:frame table:end-cell-address="Arkusz1.G27" table:end-x="1.388cm" table:end-y="0.227cm" draw:z-index="0" draw:style-name="gr1" draw:text-style-name="P1" svg:width="13.492cm" svg:height="8.999cm" svg:x="0cm" svg:y="0.261cm">
              <draw:object draw:notify-on-update-of-ranges="Arkusz1.A1:Arkusz1.A1 Arkusz1.B1:Arkusz1.CW1 Arkusz1.A2:Arkusz1.A2 Arkusz1.B2:Arkusz1.CW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Arkusz1.O27" table:end-x="0.059cm" table:end-y="0.148cm" draw:z-index="1" draw:style-name="gr1" draw:text-style-name="P1" svg:width="12.783cm" svg:height="8.999cm" svg:x="1.461cm" svg:y="0.182cm">
              <draw:object draw:notify-on-update-of-ranges="Arkusz1.A3:Arkusz1.A3 Arkusz1.B3:Arkusz1.CW3 Arkusz1.A4:Arkusz1.A4 Arkusz1.B4:Arkusz1.CW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Arkusz1.V27" table:end-x="0.391cm" table:end-y="0.253cm" draw:z-index="2" draw:style-name="gr1" draw:text-style-name="P1" svg:width="12.672cm" svg:height="8.999cm" svg:x="0.13cm" svg:y="0.287cm">
              <draw:object draw:notify-on-update-of-ranges="Arkusz1.A5:Arkusz1.A5 Arkusz1.B5:Arkusz1.CW5 Arkusz1.A6:Arkusz1.A6 Arkusz1.B6:Arkusz1.CW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6.11.2016</text:date>, <text:time>12:53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2:53:47.30</dc:date>
    <dc:creator>Szymon Durak</dc:creator>
    <meta:generator>OpenOffice/4.1.2$Win32 OpenOffice.org_project/412m3$Build-9782</meta:generator>
    <meta:editing-duration>PT39M58S</meta:editing-duration>
    <meta:editing-cycles>3</meta:editing-cycles>
    <meta:document-statistic meta:table-count="1" meta:cell-count="6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0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93cm" svg:height="9cm" xlink:href=".." xlink:type="simple" chart:class="chart:line" chart:style-name="ch1">
        <chart:title svg:x="6.2cm" svg:y="0.316cm" chart:style-name="ch2">
          <text:p>MSE</text:p>
        </chart:title>
        <chart:subtitle svg:x="5.816cm" svg:y="1.275cm" chart:style-name="ch3">
          <text:p>Network 1</text:p>
        </chart:subtitle>
        <chart:legend chart:legend-position="bottom" svg:x="2.873cm" svg:y="8.191cm" style:legend-expansion="wide" chart:style-name="ch4"/>
        <chart:plot-area chart:style-name="ch5" table:cell-range-address="Arkusz1.A1:Arkusz1.CW2" chart:data-source-has-labels="column" svg:x="0.719cm" svg:y="2.318cm" svg:width="12.236cm" svg:height="5.273cm">
          <chartooo:coordinate-region svg:x="2.002cm" svg:y="2.53cm" svg:width="10.874cm" svg:height="3.96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CW1" chart:label-cell-address="Arkusz1.A1:Arkusz1.A1" chart:class="chart:line">
            <chart:data-point chart:repeated="100"/>
          </chart:series>
          <chart:series chart:style-name="ch10" chart:values-cell-range-address="Arkusz1.B2:Arkusz1.CW2" chart:label-cell-address="Arkusz1.A2:Arkusz1.A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float" office:value="0.138357">
                <text:p>0.138357</text:p>
                <draw:g>
                  <svg:desc>Arkusz1.B1:Arkusz1.CW1</svg:desc>
                </draw:g>
              </table:table-cell>
              <table:table-cell office:value-type="float" office:value="0.130643">
                <text:p>0.130643</text:p>
              </table:table-cell>
              <table:table-cell office:value-type="float" office:value="0.126214">
                <text:p>0.126214</text:p>
              </table:table-cell>
              <table:table-cell office:value-type="float" office:value="0.121">
                <text:p>0.121</text:p>
              </table:table-cell>
              <table:table-cell office:value-type="float" office:value="0.116571">
                <text:p>0.116571</text:p>
              </table:table-cell>
              <table:table-cell office:value-type="float" office:value="0.113714">
                <text:p>0.113714</text:p>
              </table:table-cell>
              <table:table-cell office:value-type="float" office:value="0.107429">
                <text:p>0.107429</text:p>
              </table:table-cell>
              <table:table-cell office:value-type="float" office:value="0.099643">
                <text:p>0.099643</text:p>
              </table:table-cell>
              <table:table-cell office:value-type="float" office:value="0.097071">
                <text:p>0.097071</text:p>
              </table:table-cell>
              <table:table-cell office:value-type="float" office:value="0.088929">
                <text:p>0.088929</text:p>
              </table:table-cell>
              <table:table-cell office:value-type="float" office:value="0.085143">
                <text:p>0.085143</text:p>
              </table:table-cell>
              <table:table-cell office:value-type="float" office:value="0.079071">
                <text:p>0.079071</text:p>
              </table:table-cell>
              <table:table-cell office:value-type="float" office:value="0.0775">
                <text:p>0.0775</text:p>
              </table:table-cell>
              <table:table-cell office:value-type="float" office:value="0.073286">
                <text:p>0.073286</text:p>
              </table:table-cell>
              <table:table-cell office:value-type="float" office:value="0.067429">
                <text:p>0.067429</text:p>
              </table:table-cell>
              <table:table-cell office:value-type="float" office:value="0.065143">
                <text:p>0.065143</text:p>
              </table:table-cell>
              <table:table-cell office:value-type="float" office:value="0.062643">
                <text:p>0.062643</text:p>
              </table:table-cell>
              <table:table-cell office:value-type="float" office:value="0.057643">
                <text:p>0.057643</text:p>
              </table:table-cell>
              <table:table-cell office:value-type="float" office:value="0.056714">
                <text:p>0.056714</text:p>
              </table:table-cell>
              <table:table-cell office:value-type="float" office:value="0.051286">
                <text:p>0.051286</text:p>
              </table:table-cell>
              <table:table-cell office:value-type="float" office:value="0.046">
                <text:p>0.046</text:p>
              </table:table-cell>
              <table:table-cell office:value-type="float" office:value="0.045286">
                <text:p>0.045286</text:p>
              </table:table-cell>
              <table:table-cell office:value-type="float" office:value="0.043714">
                <text:p>0.043714</text:p>
              </table:table-cell>
              <table:table-cell office:value-type="float" office:value="0.043286">
                <text:p>0.043286</text:p>
              </table:table-cell>
              <table:table-cell office:value-type="float" office:value="0.037429">
                <text:p>0.037429</text:p>
              </table:table-cell>
              <table:table-cell office:value-type="float" office:value="0.036786">
                <text:p>0.036786</text:p>
              </table:table-cell>
              <table:table-cell office:value-type="float" office:value="0.033357">
                <text:p>0.033357</text:p>
              </table:table-cell>
              <table:table-cell office:value-type="float" office:value="0.032643">
                <text:p>0.032643</text:p>
              </table:table-cell>
              <table:table-cell office:value-type="float" office:value="0.028786">
                <text:p>0.028786</text:p>
              </table:table-cell>
              <table:table-cell office:value-type="float" office:value="0.028143">
                <text:p>0.028143</text:p>
              </table:table-cell>
              <table:table-cell office:value-type="float" office:value="0.026929">
                <text:p>0.026929</text:p>
              </table:table-cell>
              <table:table-cell office:value-type="float" office:value="0.024571">
                <text:p>0.024571</text:p>
              </table:table-cell>
              <table:table-cell office:value-type="float" office:value="0.025143">
                <text:p>0.025143</text:p>
              </table:table-cell>
              <table:table-cell office:value-type="float" office:value="0.022571">
                <text:p>0.022571</text:p>
              </table:table-cell>
              <table:table-cell office:value-type="float" office:value="0.020357">
                <text:p>0.020357</text:p>
              </table:table-cell>
              <table:table-cell office:value-type="float" office:value="0.019429">
                <text:p>0.019429</text:p>
              </table:table-cell>
              <table:table-cell office:value-type="float" office:value="0.018286">
                <text:p>0.018286</text:p>
              </table:table-cell>
              <table:table-cell office:value-type="float" office:value="0.016929">
                <text:p>0.016929</text:p>
              </table:table-cell>
              <table:table-cell office:value-type="float" office:value="0.016857">
                <text:p>0.016857</text:p>
              </table:table-cell>
              <table:table-cell office:value-type="float" office:value="0.015786">
                <text:p>0.015786</text:p>
              </table:table-cell>
              <table:table-cell office:value-type="float" office:value="0.014143">
                <text:p>0.014143</text:p>
              </table:table-cell>
              <table:table-cell office:value-type="float" office:value="0.013357">
                <text:p>0.013357</text:p>
              </table:table-cell>
              <table:table-cell office:value-type="float" office:value="0.012571">
                <text:p>0.012571</text:p>
              </table:table-cell>
              <table:table-cell office:value-type="float" office:value="0.011857">
                <text:p>0.011857</text:p>
              </table:table-cell>
              <table:table-cell office:value-type="float" office:value="0.011071">
                <text:p>0.011071</text:p>
              </table:table-cell>
              <table:table-cell office:value-type="float" office:value="0.011214">
                <text:p>0.011214</text:p>
              </table:table-cell>
              <table:table-cell office:value-type="float" office:value="0.009786">
                <text:p>0.009786</text:p>
              </table:table-cell>
              <table:table-cell office:value-type="float" office:value="0.009429">
                <text:p>0.009429</text:p>
              </table:table-cell>
              <table:table-cell office:value-type="float" office:value="0.009429">
                <text:p>0.009429</text:p>
              </table:table-cell>
              <table:table-cell office:value-type="float" office:value="0.008643">
                <text:p>0.008643</text:p>
              </table:table-cell>
              <table:table-cell office:value-type="float" office:value="0.007643">
                <text:p>0.007643</text:p>
              </table:table-cell>
              <table:table-cell office:value-type="float" office:value="0.007643">
                <text:p>0.007643</text:p>
              </table:table-cell>
              <table:table-cell office:value-type="float" office:value="0.006929">
                <text:p>0.006929</text:p>
              </table:table-cell>
              <table:table-cell office:value-type="float" office:value="0.006857">
                <text:p>0.006857</text:p>
              </table:table-cell>
              <table:table-cell office:value-type="float" office:value="0.006429">
                <text:p>0.006429</text:p>
              </table:table-cell>
              <table:table-cell office:value-type="float" office:value="0.006786">
                <text:p>0.006786</text:p>
              </table:table-cell>
              <table:table-cell office:value-type="float" office:value="0.006143">
                <text:p>0.006143</text:p>
              </table:table-cell>
              <table:table-cell office:value-type="float" office:value="0.005214">
                <text:p>0.005214</text:p>
              </table:table-cell>
              <table:table-cell office:value-type="float" office:value="0.004857">
                <text:p>0.004857</text:p>
              </table:table-cell>
              <table:table-cell office:value-type="float" office:value="0.004357">
                <text:p>0.004357</text:p>
              </table:table-cell>
              <table:table-cell office:value-type="float" office:value="0.004571">
                <text:p>0.004571</text:p>
              </table:table-cell>
              <table:table-cell office:value-type="float" office:value="0.003714">
                <text:p>0.003714</text:p>
              </table:table-cell>
              <table:table-cell office:value-type="float" office:value="0.004643">
                <text:p>0.004643</text:p>
              </table:table-cell>
              <table:table-cell office:value-type="float" office:value="0.003357">
                <text:p>0.003357</text:p>
              </table:table-cell>
              <table:table-cell office:value-type="float" office:value="0.003357">
                <text:p>0.003357</text:p>
              </table:table-cell>
              <table:table-cell office:value-type="float" office:value="0.003357">
                <text:p>0.003357</text:p>
              </table:table-cell>
              <table:table-cell office:value-type="float" office:value="0.003071">
                <text:p>0.003071</text:p>
              </table:table-cell>
              <table:table-cell office:value-type="float" office:value="0.002429">
                <text:p>0.002429</text:p>
              </table:table-cell>
              <table:table-cell office:value-type="float" office:value="0.002357">
                <text:p>0.002357</text:p>
              </table:table-cell>
              <table:table-cell office:value-type="float" office:value="0.002">
                <text:p>0.002</text:p>
              </table:table-cell>
              <table:table-cell office:value-type="float" office:value="0.002786">
                <text:p>0.002786</text:p>
              </table:table-cell>
              <table:table-cell office:value-type="float" office:value="0.002286">
                <text:p>0.002286</text:p>
              </table:table-cell>
              <table:table-cell office:value-type="float" office:value="0.002357">
                <text:p>0.002357</text:p>
              </table:table-cell>
              <table:table-cell office:value-type="float" office:value="0.002143">
                <text:p>0.002143</text:p>
              </table:table-cell>
              <table:table-cell office:value-type="float" office:value="0.001857">
                <text:p>0.001857</text:p>
              </table:table-cell>
              <table:table-cell office:value-type="float" office:value="0.0015">
                <text:p>0.0015</text:p>
              </table:table-cell>
              <table:table-cell office:value-type="float" office:value="0.001286">
                <text:p>0.001286</text:p>
              </table:table-cell>
              <table:table-cell office:value-type="float" office:value="0.001571">
                <text:p>0.001571</text:p>
              </table:table-cell>
              <table:table-cell office:value-type="float" office:value="0.001643">
                <text:p>0.001643</text:p>
              </table:table-cell>
              <table:table-cell office:value-type="float" office:value="0.001429">
                <text:p>0.001429</text:p>
              </table:table-cell>
              <table:table-cell office:value-type="float" office:value="0.001143">
                <text:p>0.001143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071">
                <text:p>0.001071</text:p>
              </table:table-cell>
              <table:table-cell office:value-type="float" office:value="0.001286">
                <text:p>0.001286</text:p>
              </table:table-cell>
              <table:table-cell office:value-type="float" office:value="0.001">
                <text:p>0.001</text:p>
              </table:table-cell>
              <table:table-cell office:value-type="float" office:value="0.000929">
                <text:p>0.000929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929">
                <text:p>0.000929</text:p>
              </table:table-cell>
              <table:table-cell office:value-type="float" office:value="0.000786">
                <text:p>0.000786</text:p>
              </table:table-cell>
              <table:table-cell office:value-type="float" office:value="0.000786">
                <text:p>0.000786</text:p>
              </table:table-cell>
              <table:table-cell office:value-type="float" office:value="0.000786">
                <text:p>0.000786</text:p>
              </table:table-cell>
              <table:table-cell office:value-type="float" office:value="0.000714">
                <text:p>0.000714</text:p>
              </table:table-cell>
              <table:table-cell office:value-type="float" office:value="0.001">
                <text:p>0.001</text:p>
              </table:table-cell>
              <table:table-cell office:value-type="float" office:value="0.000571">
                <text:p>0.000571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857">
                <text:p>0.000857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786">
                <text:p>0.000786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2:Arkusz1.A2</svg:desc>
                </draw:g>
              </table:table-cell>
              <table:table-cell office:value-type="float" office:value="0.140667">
                <text:p>0.140667</text:p>
                <draw:g>
                  <svg:desc>Arkusz1.B2:Arkusz1.CW2</svg:desc>
                </draw:g>
              </table:table-cell>
              <table:table-cell office:value-type="float" office:value="0.136833">
                <text:p>0.136833</text:p>
              </table:table-cell>
              <table:table-cell office:value-type="float" office:value="0.126667">
                <text:p>0.126667</text:p>
              </table:table-cell>
              <table:table-cell office:value-type="float" office:value="0.120833">
                <text:p>0.120833</text:p>
              </table:table-cell>
              <table:table-cell office:value-type="float" office:value="0.1145">
                <text:p>0.1145</text:p>
              </table:table-cell>
              <table:table-cell office:value-type="float" office:value="0.102833">
                <text:p>0.102833</text:p>
              </table:table-cell>
              <table:table-cell office:value-type="float" office:value="0.097833">
                <text:p>0.097833</text:p>
              </table:table-cell>
              <table:table-cell office:value-type="float" office:value="0.096833">
                <text:p>0.096833</text:p>
              </table:table-cell>
              <table:table-cell office:value-type="float" office:value="0.087333">
                <text:p>0.087333</text:p>
              </table:table-cell>
              <table:table-cell office:value-type="float" office:value="0.0885">
                <text:p>0.0885</text:p>
              </table:table-cell>
              <table:table-cell office:value-type="float" office:value="0.081167">
                <text:p>0.081167</text:p>
              </table:table-cell>
              <table:table-cell office:value-type="float" office:value="0.0815">
                <text:p>0.0815</text:p>
              </table:table-cell>
              <table:table-cell office:value-type="float" office:value="0.069833">
                <text:p>0.069833</text:p>
              </table:table-cell>
              <table:table-cell office:value-type="float" office:value="0.066">
                <text:p>0.066</text:p>
              </table:table-cell>
              <table:table-cell office:value-type="float" office:value="0.064333">
                <text:p>0.064333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54333">
                <text:p>0.054333</text:p>
              </table:table-cell>
              <table:table-cell office:value-type="float" office:value="0.046167">
                <text:p>0.046167</text:p>
              </table:table-cell>
              <table:table-cell office:value-type="float" office:value="0.048833">
                <text:p>0.048833</text:p>
              </table:table-cell>
              <table:table-cell office:value-type="float" office:value="0.050167">
                <text:p>0.050167</text:p>
              </table:table-cell>
              <table:table-cell office:value-type="float" office:value="0.043833">
                <text:p>0.043833</text:p>
              </table:table-cell>
              <table:table-cell office:value-type="float" office:value="0.039167">
                <text:p>0.039167</text:p>
              </table:table-cell>
              <table:table-cell office:value-type="float" office:value="0.033">
                <text:p>0.033</text:p>
              </table:table-cell>
              <table:table-cell office:value-type="float" office:value="0.039">
                <text:p>0.039</text:p>
              </table:table-cell>
              <table:table-cell office:value-type="float" office:value="0.0345">
                <text:p>0.0345</text:p>
              </table:table-cell>
              <table:table-cell office:value-type="float" office:value="0.034">
                <text:p>0.034</text:p>
              </table:table-cell>
              <table:table-cell office:value-type="float" office:value="0.027833">
                <text:p>0.027833</text:p>
              </table:table-cell>
              <table:table-cell office:value-type="float" office:value="0.031667">
                <text:p>0.031667</text:p>
              </table:table-cell>
              <table:table-cell office:value-type="float" office:value="0.027">
                <text:p>0.027</text:p>
              </table:table-cell>
              <table:table-cell office:value-type="float" office:value="0.025333">
                <text:p>0.025333</text:p>
              </table:table-cell>
              <table:table-cell office:value-type="float" office:value="0.027167">
                <text:p>0.027167</text:p>
              </table:table-cell>
              <table:table-cell office:value-type="float" office:value="0.019667">
                <text:p>0.019667</text:p>
              </table:table-cell>
              <table:table-cell office:value-type="float" office:value="0.021">
                <text:p>0.021</text:p>
              </table:table-cell>
              <table:table-cell office:value-type="float" office:value="0.021167">
                <text:p>0.021167</text:p>
              </table:table-cell>
              <table:table-cell office:value-type="float" office:value="0.019833">
                <text:p>0.019833</text:p>
              </table:table-cell>
              <table:table-cell office:value-type="float" office:value="0.018833">
                <text:p>0.018833</text:p>
              </table:table-cell>
              <table:table-cell office:value-type="float" office:value="0.017667">
                <text:p>0.017667</text:p>
              </table:table-cell>
              <table:table-cell office:value-type="float" office:value="0.014833">
                <text:p>0.014833</text:p>
              </table:table-cell>
              <table:table-cell office:value-type="float" office:value="0.014167">
                <text:p>0.014167</text:p>
              </table:table-cell>
              <table:table-cell office:value-type="float" office:value="0.015333">
                <text:p>0.015333</text:p>
              </table:table-cell>
              <table:table-cell office:value-type="float" office:value="0.014167">
                <text:p>0.014167</text:p>
              </table:table-cell>
              <table:table-cell office:value-type="float" office:value="0.0125">
                <text:p>0.0125</text:p>
              </table:table-cell>
              <table:table-cell office:value-type="float" office:value="0.012333">
                <text:p>0.012333</text:p>
              </table:table-cell>
              <table:table-cell office:value-type="float" office:value="0.012667">
                <text:p>0.012667</text:p>
              </table:table-cell>
              <table:table-cell office:value-type="float" office:value="0.010333">
                <text:p>0.010333</text:p>
              </table:table-cell>
              <table:table-cell office:value-type="float" office:value="0.0115">
                <text:p>0.0115</text:p>
              </table:table-cell>
              <table:table-cell office:value-type="float" office:value="0.009667">
                <text:p>0.009667</text:p>
              </table:table-cell>
              <table:table-cell office:value-type="float" office:value="0.007667">
                <text:p>0.007667</text:p>
              </table:table-cell>
              <table:table-cell office:value-type="float" office:value="0.007833">
                <text:p>0.007833</text:p>
              </table:table-cell>
              <table:table-cell office:value-type="float" office:value="0.009167">
                <text:p>0.009167</text:p>
              </table:table-cell>
              <table:table-cell office:value-type="float" office:value="0.0075">
                <text:p>0.0075</text:p>
              </table:table-cell>
              <table:table-cell office:value-type="float" office:value="0.008333">
                <text:p>0.00833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5167">
                <text:p>0.005167</text:p>
              </table:table-cell>
              <table:table-cell office:value-type="float" office:value="0.005667">
                <text:p>0.005667</text:p>
              </table:table-cell>
              <table:table-cell office:value-type="float" office:value="0.005833">
                <text:p>0.005833</text:p>
              </table:table-cell>
              <table:table-cell office:value-type="float" office:value="0.0055">
                <text:p>0.0055</text:p>
              </table:table-cell>
              <table:table-cell office:value-type="float" office:value="0.005833">
                <text:p>0.005833</text:p>
              </table:table-cell>
              <table:table-cell office:value-type="float" office:value="0.004333">
                <text:p>0.004333</text:p>
              </table:table-cell>
              <table:table-cell office:value-type="float" office:value="0.0055">
                <text:p>0.0055</text:p>
              </table:table-cell>
              <table:table-cell office:value-type="float" office:value="0.003167">
                <text:p>0.003167</text:p>
              </table:table-cell>
              <table:table-cell office:value-type="float" office:value="0.004167">
                <text:p>0.004167</text:p>
              </table:table-cell>
              <table:table-cell office:value-type="float" office:value="0.002833">
                <text:p>0.002833</text:p>
              </table:table-cell>
              <table:table-cell office:value-type="float" office:value="0.001833">
                <text:p>0.001833</text:p>
              </table:table-cell>
              <table:table-cell office:value-type="float" office:value="0.002333">
                <text:p>0.002333</text:p>
              </table:table-cell>
              <table:table-cell office:value-type="float" office:value="0.003167">
                <text:p>0.003167</text:p>
              </table:table-cell>
              <table:table-cell office:value-type="float" office:value="0.003">
                <text:p>0.003</text:p>
              </table:table-cell>
              <table:table-cell office:value-type="float" office:value="0.003333">
                <text:p>0.003333</text:p>
              </table:table-cell>
              <table:table-cell office:value-type="float" office:value="0.0015">
                <text:p>0.0015</text:p>
              </table:table-cell>
              <table:table-cell office:value-type="float" office:value="0.002">
                <text:p>0.002</text:p>
              </table:table-cell>
              <table:table-cell office:value-type="float" office:value="0.0015">
                <text:p>0.0015</text:p>
              </table:table-cell>
              <table:table-cell office:value-type="float" office:value="0.0015">
                <text:p>0.0015</text:p>
              </table:table-cell>
              <table:table-cell office:value-type="float" office:value="0.001833">
                <text:p>0.001833</text:p>
              </table:table-cell>
              <table:table-cell office:value-type="float" office:value="0.002333">
                <text:p>0.002333</text:p>
              </table:table-cell>
              <table:table-cell office:value-type="float" office:value="0.002167">
                <text:p>0.002167</text:p>
              </table:table-cell>
              <table:table-cell office:value-type="float" office:value="0.0015">
                <text:p>0.0015</text:p>
              </table:table-cell>
              <table:table-cell office:value-type="float" office:value="0.001167">
                <text:p>0.001167</text:p>
              </table:table-cell>
              <table:table-cell office:value-type="float" office:value="0.001333">
                <text:p>0.001333</text:p>
              </table:table-cell>
              <table:table-cell office:value-type="float" office:value="0.0015">
                <text:p>0.0015</text:p>
              </table:table-cell>
              <table:table-cell office:value-type="float" office:value="0.002167">
                <text:p>0.002167</text:p>
              </table:table-cell>
              <table:table-cell office:value-type="float" office:value="0.001167">
                <text:p>0.001167</text:p>
              </table:table-cell>
              <table:table-cell office:value-type="float" office:value="0.0005">
                <text:p>0.0005</text:p>
              </table:table-cell>
              <table:table-cell office:value-type="float" office:value="0.001">
                <text:p>0.001</text:p>
              </table:table-cell>
              <table:table-cell office:value-type="float" office:value="0.000833">
                <text:p>0.000833</text:p>
              </table:table-cell>
              <table:table-cell office:value-type="float" office:value="0.0015">
                <text:p>0.0015</text:p>
              </table:table-cell>
              <table:table-cell office:value-type="float" office:value="0.0005">
                <text:p>0.0005</text:p>
              </table:table-cell>
              <table:table-cell office:value-type="float" office:value="0.000833">
                <text:p>0.000833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833">
                <text:p>0.000833</text:p>
              </table:table-cell>
              <table:table-cell office:value-type="float" office:value="0.000167">
                <text:p>0.000167</text:p>
              </table:table-cell>
              <table:table-cell office:value-type="float" office:value="0.001167">
                <text:p>0.0011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333">
                <text:p>0.000333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5">
                <text:p>0.0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0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84cm" svg:height="9cm" xlink:href=".." xlink:type="simple" chart:class="chart:line" chart:style-name="ch1">
        <chart:title svg:x="5.846cm" svg:y="0.316cm" chart:style-name="ch2">
          <text:p>MSE</text:p>
        </chart:title>
        <chart:subtitle svg:x="5.462cm" svg:y="1.275cm" chart:style-name="ch3">
          <text:p>Network 2</text:p>
        </chart:subtitle>
        <chart:legend chart:legend-position="bottom" svg:x="2.519cm" svg:y="8.191cm" style:legend-expansion="wide" chart:style-name="ch4"/>
        <chart:plot-area chart:style-name="ch5" table:cell-range-address="Arkusz1.A3:Arkusz1.CW4" chart:data-source-has-labels="column" svg:x="0.705cm" svg:y="2.318cm" svg:width="11.569cm" svg:height="5.273cm">
          <chartooo:coordinate-region svg:x="1.988cm" svg:y="2.53cm" svg:width="10.201cm" svg:height="3.96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3:Arkusz1.CW3" chart:label-cell-address="Arkusz1.A3:Arkusz1.A3" chart:class="chart:line">
            <chart:data-point chart:repeated="100"/>
          </chart:series>
          <chart:series chart:style-name="ch10" chart:values-cell-range-address="Arkusz1.B4:Arkusz1.CW4" chart:label-cell-address="Arkusz1.A4:Arkusz1.A4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3:Arkusz1.A3</svg:desc>
                </draw:g>
              </table:table-cell>
              <table:table-cell office:value-type="float" office:value="0.146714">
                <text:p>0.146714</text:p>
                <draw:g>
                  <svg:desc>Arkusz1.B3:Arkusz1.CW3</svg:desc>
                </draw:g>
              </table:table-cell>
              <table:table-cell office:value-type="float" office:value="0.139214">
                <text:p>0.139214</text:p>
              </table:table-cell>
              <table:table-cell office:value-type="float" office:value="0.136857">
                <text:p>0.136857</text:p>
              </table:table-cell>
              <table:table-cell office:value-type="float" office:value="0.134857">
                <text:p>0.134857</text:p>
              </table:table-cell>
              <table:table-cell office:value-type="float" office:value="0.128429">
                <text:p>0.128429</text:p>
              </table:table-cell>
              <table:table-cell office:value-type="float" office:value="0.122214">
                <text:p>0.122214</text:p>
              </table:table-cell>
              <table:table-cell office:value-type="float" office:value="0.119071">
                <text:p>0.119071</text:p>
              </table:table-cell>
              <table:table-cell office:value-type="float" office:value="0.114286">
                <text:p>0.114286</text:p>
              </table:table-cell>
              <table:table-cell office:value-type="float" office:value="0.106857">
                <text:p>0.106857</text:p>
              </table:table-cell>
              <table:table-cell office:value-type="float" office:value="0.103429">
                <text:p>0.103429</text:p>
              </table:table-cell>
              <table:table-cell office:value-type="float" office:value="0.097357">
                <text:p>0.097357</text:p>
              </table:table-cell>
              <table:table-cell office:value-type="float" office:value="0.094786">
                <text:p>0.094786</text:p>
              </table:table-cell>
              <table:table-cell office:value-type="float" office:value="0.095">
                <text:p>0.095</text:p>
              </table:table-cell>
              <table:table-cell office:value-type="float" office:value="0.087286">
                <text:p>0.087286</text:p>
              </table:table-cell>
              <table:table-cell office:value-type="float" office:value="0.083571">
                <text:p>0.083571</text:p>
              </table:table-cell>
              <table:table-cell office:value-type="float" office:value="0.078857">
                <text:p>0.078857</text:p>
              </table:table-cell>
              <table:table-cell office:value-type="float" office:value="0.0755">
                <text:p>0.0755</text:p>
              </table:table-cell>
              <table:table-cell office:value-type="float" office:value="0.0725">
                <text:p>0.0725</text:p>
              </table:table-cell>
              <table:table-cell office:value-type="float" office:value="0.068786">
                <text:p>0.068786</text:p>
              </table:table-cell>
              <table:table-cell office:value-type="float" office:value="0.066071">
                <text:p>0.066071</text:p>
              </table:table-cell>
              <table:table-cell office:value-type="float" office:value="0.063">
                <text:p>0.063</text:p>
              </table:table-cell>
              <table:table-cell office:value-type="float" office:value="0.059214">
                <text:p>0.059214</text:p>
              </table:table-cell>
              <table:table-cell office:value-type="float" office:value="0.057214">
                <text:p>0.057214</text:p>
              </table:table-cell>
              <table:table-cell office:value-type="float" office:value="0.054143">
                <text:p>0.054143</text:p>
              </table:table-cell>
              <table:table-cell office:value-type="float" office:value="0.050857">
                <text:p>0.050857</text:p>
              </table:table-cell>
              <table:table-cell office:value-type="float" office:value="0.048071">
                <text:p>0.048071</text:p>
              </table:table-cell>
              <table:table-cell office:value-type="float" office:value="0.046857">
                <text:p>0.046857</text:p>
              </table:table-cell>
              <table:table-cell office:value-type="float" office:value="0.043357">
                <text:p>0.043357</text:p>
              </table:table-cell>
              <table:table-cell office:value-type="float" office:value="0.043786">
                <text:p>0.043786</text:p>
              </table:table-cell>
              <table:table-cell office:value-type="float" office:value="0.038929">
                <text:p>0.038929</text:p>
              </table:table-cell>
              <table:table-cell office:value-type="float" office:value="0.037357">
                <text:p>0.037357</text:p>
              </table:table-cell>
              <table:table-cell office:value-type="float" office:value="0.035786">
                <text:p>0.035786</text:p>
              </table:table-cell>
              <table:table-cell office:value-type="float" office:value="0.033786">
                <text:p>0.033786</text:p>
              </table:table-cell>
              <table:table-cell office:value-type="float" office:value="0.031357">
                <text:p>0.031357</text:p>
              </table:table-cell>
              <table:table-cell office:value-type="float" office:value="0.031">
                <text:p>0.031</text:p>
              </table:table-cell>
              <table:table-cell office:value-type="float" office:value="0.029357">
                <text:p>0.029357</text:p>
              </table:table-cell>
              <table:table-cell office:value-type="float" office:value="0.028643">
                <text:p>0.028643</text:p>
              </table:table-cell>
              <table:table-cell office:value-type="float" office:value="0.026071">
                <text:p>0.026071</text:p>
              </table:table-cell>
              <table:table-cell office:value-type="float" office:value="0.024071">
                <text:p>0.024071</text:p>
              </table:table-cell>
              <table:table-cell office:value-type="float" office:value="0.021786">
                <text:p>0.021786</text:p>
              </table:table-cell>
              <table:table-cell office:value-type="float" office:value="0.020929">
                <text:p>0.020929</text:p>
              </table:table-cell>
              <table:table-cell office:value-type="float" office:value="0.0185">
                <text:p>0.0185</text:p>
              </table:table-cell>
              <table:table-cell office:value-type="float" office:value="0.017929">
                <text:p>0.017929</text:p>
              </table:table-cell>
              <table:table-cell office:value-type="float" office:value="0.017071">
                <text:p>0.017071</text:p>
              </table:table-cell>
              <table:table-cell office:value-type="float" office:value="0.016286">
                <text:p>0.016286</text:p>
              </table:table-cell>
              <table:table-cell office:value-type="float" office:value="0.014714">
                <text:p>0.014714</text:p>
              </table:table-cell>
              <table:table-cell office:value-type="float" office:value="0.014786">
                <text:p>0.014786</text:p>
              </table:table-cell>
              <table:table-cell office:value-type="float" office:value="0.014">
                <text:p>0.014</text:p>
              </table:table-cell>
              <table:table-cell office:value-type="float" office:value="0.012429">
                <text:p>0.012429</text:p>
              </table:table-cell>
              <table:table-cell office:value-type="float" office:value="0.011286">
                <text:p>0.011286</text:p>
              </table:table-cell>
              <table:table-cell office:value-type="float" office:value="0.011143">
                <text:p>0.011143</text:p>
              </table:table-cell>
              <table:table-cell office:value-type="float" office:value="0.009643">
                <text:p>0.009643</text:p>
              </table:table-cell>
              <table:table-cell office:value-type="float" office:value="0.01">
                <text:p>0.01</text:p>
              </table:table-cell>
              <table:table-cell office:value-type="float" office:value="0.009143">
                <text:p>0.009143</text:p>
              </table:table-cell>
              <table:table-cell office:value-type="float" office:value="0.008786">
                <text:p>0.008786</text:p>
              </table:table-cell>
              <table:table-cell office:value-type="float" office:value="0.008357">
                <text:p>0.008357</text:p>
              </table:table-cell>
              <table:table-cell office:value-type="float" office:value="0.007929">
                <text:p>0.007929</text:p>
              </table:table-cell>
              <table:table-cell office:value-type="float" office:value="0.007357">
                <text:p>0.007357</text:p>
              </table:table-cell>
              <table:table-cell office:value-type="float" office:value="0.0065">
                <text:p>0.0065</text:p>
              </table:table-cell>
              <table:table-cell office:value-type="float" office:value="0.006214">
                <text:p>0.006214</text:p>
              </table:table-cell>
              <table:table-cell office:value-type="float" office:value="0.006071">
                <text:p>0.006071</text:p>
              </table:table-cell>
              <table:table-cell office:value-type="float" office:value="0.006071">
                <text:p>0.006071</text:p>
              </table:table-cell>
              <table:table-cell office:value-type="float" office:value="0.005143">
                <text:p>0.005143</text:p>
              </table:table-cell>
              <table:table-cell office:value-type="float" office:value="0.005357">
                <text:p>0.005357</text:p>
              </table:table-cell>
              <table:table-cell office:value-type="float" office:value="0.004429">
                <text:p>0.004429</text:p>
              </table:table-cell>
              <table:table-cell office:value-type="float" office:value="0.004143">
                <text:p>0.004143</text:p>
              </table:table-cell>
              <table:table-cell office:value-type="float" office:value="0.004071">
                <text:p>0.004071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357">
                <text:p>0.003357</text:p>
              </table:table-cell>
              <table:table-cell office:value-type="float" office:value="0.003786">
                <text:p>0.003786</text:p>
              </table:table-cell>
              <table:table-cell office:value-type="float" office:value="0.003429">
                <text:p>0.003429</text:p>
              </table:table-cell>
              <table:table-cell office:value-type="float" office:value="0.002214">
                <text:p>0.002214</text:p>
              </table:table-cell>
              <table:table-cell office:value-type="float" office:value="0.002643">
                <text:p>0.002643</text:p>
              </table:table-cell>
              <table:table-cell office:value-type="float" office:value="0.002286">
                <text:p>0.002286</text:p>
              </table:table-cell>
              <table:table-cell office:value-type="float" office:value="0.002286">
                <text:p>0.002286</text:p>
              </table:table-cell>
              <table:table-cell office:value-type="float" office:value="0.001714">
                <text:p>0.001714</text:p>
              </table:table-cell>
              <table:table-cell office:value-type="float" office:value="0.001571">
                <text:p>0.001571</text:p>
              </table:table-cell>
              <table:table-cell office:value-type="float" office:value="0.0015">
                <text:p>0.0015</text:p>
              </table:table-cell>
              <table:table-cell office:value-type="float" office:value="0.001429">
                <text:p>0.001429</text:p>
              </table:table-cell>
              <table:table-cell office:value-type="float" office:value="0.001357">
                <text:p>0.001357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0857">
                <text:p>0.000857</text:p>
              </table:table-cell>
              <table:table-cell office:value-type="float" office:value="0.001">
                <text:p>0.001</text:p>
              </table:table-cell>
              <table:table-cell office:value-type="float" office:value="0.000929">
                <text:p>0.000929</text:p>
              </table:table-cell>
              <table:table-cell office:value-type="float" office:value="0.001">
                <text:p>0.001</text:p>
              </table:table-cell>
              <table:table-cell office:value-type="float" office:value="0.000786">
                <text:p>0.000786</text:p>
              </table:table-cell>
              <table:table-cell office:value-type="float" office:value="0.000929">
                <text:p>0.000929</text:p>
              </table:table-cell>
              <table:table-cell office:value-type="float" office:value="0.000786">
                <text:p>0.000786</text:p>
              </table:table-cell>
              <table:table-cell office:value-type="float" office:value="0.000929">
                <text:p>0.000929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5">
                <text:p>0.0005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571">
                <text:p>0.000571</text:p>
              </table:table-cell>
              <table:table-cell office:value-type="float" office:value="0.000571">
                <text:p>0.000571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4:Arkusz1.A4</svg:desc>
                </draw:g>
              </table:table-cell>
              <table:table-cell office:value-type="float" office:value="0.1445">
                <text:p>0.1445</text:p>
                <draw:g>
                  <svg:desc>Arkusz1.B4:Arkusz1.CW4</svg:desc>
                </draw:g>
              </table:table-cell>
              <table:table-cell office:value-type="float" office:value="0.145667">
                <text:p>0.145667</text:p>
              </table:table-cell>
              <table:table-cell office:value-type="float" office:value="0.134">
                <text:p>0.134</text:p>
              </table:table-cell>
              <table:table-cell office:value-type="float" office:value="0.121667">
                <text:p>0.121667</text:p>
              </table:table-cell>
              <table:table-cell office:value-type="float" office:value="0.119833">
                <text:p>0.119833</text:p>
              </table:table-cell>
              <table:table-cell office:value-type="float" office:value="0.121333">
                <text:p>0.121333</text:p>
              </table:table-cell>
              <table:table-cell office:value-type="float" office:value="0.111">
                <text:p>0.111</text:p>
              </table:table-cell>
              <table:table-cell office:value-type="float" office:value="0.106833">
                <text:p>0.106833</text:p>
              </table:table-cell>
              <table:table-cell office:value-type="float" office:value="0.107333">
                <text:p>0.107333</text:p>
              </table:table-cell>
              <table:table-cell office:value-type="float" office:value="0.101833">
                <text:p>0.101833</text:p>
              </table:table-cell>
              <table:table-cell office:value-type="float" office:value="0.104833">
                <text:p>0.104833</text:p>
              </table:table-cell>
              <table:table-cell office:value-type="float" office:value="0.098667">
                <text:p>0.098667</text:p>
              </table:table-cell>
              <table:table-cell office:value-type="float" office:value="0.083833">
                <text:p>0.083833</text:p>
              </table:table-cell>
              <table:table-cell office:value-type="float" office:value="0.085167">
                <text:p>0.085167</text:p>
              </table:table-cell>
              <table:table-cell office:value-type="float" office:value="0.081">
                <text:p>0.081</text:p>
              </table:table-cell>
              <table:table-cell office:value-type="float" office:value="0.080333">
                <text:p>0.080333</text:p>
              </table:table-cell>
              <table:table-cell office:value-type="float" office:value="0.075667">
                <text:p>0.075667</text:p>
              </table:table-cell>
              <table:table-cell office:value-type="float" office:value="0.0715">
                <text:p>0.0715</text:p>
              </table:table-cell>
              <table:table-cell office:value-type="float" office:value="0.069667">
                <text:p>0.069667</text:p>
              </table:table-cell>
              <table:table-cell office:value-type="float" office:value="0.064333">
                <text:p>0.064333</text:p>
              </table:table-cell>
              <table:table-cell office:value-type="float" office:value="0.059">
                <text:p>0.059</text:p>
              </table:table-cell>
              <table:table-cell office:value-type="float" office:value="0.059667">
                <text:p>0.059667</text:p>
              </table:table-cell>
              <table:table-cell office:value-type="float" office:value="0.056333">
                <text:p>0.056333</text:p>
              </table:table-cell>
              <table:table-cell office:value-type="float" office:value="0.0535">
                <text:p>0.0535</text:p>
              </table:table-cell>
              <table:table-cell office:value-type="float" office:value="0.050833">
                <text:p>0.050833</text:p>
              </table:table-cell>
              <table:table-cell office:value-type="float" office:value="0.048">
                <text:p>0.048</text:p>
              </table:table-cell>
              <table:table-cell office:value-type="float" office:value="0.0455">
                <text:p>0.0455</text:p>
              </table:table-cell>
              <table:table-cell office:value-type="float" office:value="0.0455">
                <text:p>0.0455</text:p>
              </table:table-cell>
              <table:table-cell office:value-type="float" office:value="0.0365">
                <text:p>0.0365</text:p>
              </table:table-cell>
              <table:table-cell office:value-type="float" office:value="0.040667">
                <text:p>0.040667</text:p>
              </table:table-cell>
              <table:table-cell office:value-type="float" office:value="0.0365">
                <text:p>0.0365</text:p>
              </table:table-cell>
              <table:table-cell office:value-type="float" office:value="0.0335">
                <text:p>0.0335</text:p>
              </table:table-cell>
              <table:table-cell office:value-type="float" office:value="0.032833">
                <text:p>0.032833</text:p>
              </table:table-cell>
              <table:table-cell office:value-type="float" office:value="0.032">
                <text:p>0.032</text:p>
              </table:table-cell>
              <table:table-cell office:value-type="float" office:value="0.029333">
                <text:p>0.029333</text:p>
              </table:table-cell>
              <table:table-cell office:value-type="float" office:value="0.0275">
                <text:p>0.0275</text:p>
              </table:table-cell>
              <table:table-cell office:value-type="float" office:value="0.022833">
                <text:p>0.022833</text:p>
              </table:table-cell>
              <table:table-cell office:value-type="float" office:value="0.024667">
                <text:p>0.024667</text:p>
              </table:table-cell>
              <table:table-cell office:value-type="float" office:value="0.023667">
                <text:p>0.023667</text:p>
              </table:table-cell>
              <table:table-cell office:value-type="float" office:value="0.022833">
                <text:p>0.022833</text:p>
              </table:table-cell>
              <table:table-cell office:value-type="float" office:value="0.020833">
                <text:p>0.020833</text:p>
              </table:table-cell>
              <table:table-cell office:value-type="float" office:value="0.022333">
                <text:p>0.022333</text:p>
              </table:table-cell>
              <table:table-cell office:value-type="float" office:value="0.018833">
                <text:p>0.018833</text:p>
              </table:table-cell>
              <table:table-cell office:value-type="float" office:value="0.016833">
                <text:p>0.016833</text:p>
              </table:table-cell>
              <table:table-cell office:value-type="float" office:value="0.015333">
                <text:p>0.015333</text:p>
              </table:table-cell>
              <table:table-cell office:value-type="float" office:value="0.015">
                <text:p>0.015</text:p>
              </table:table-cell>
              <table:table-cell office:value-type="float" office:value="0.012167">
                <text:p>0.012167</text:p>
              </table:table-cell>
              <table:table-cell office:value-type="float" office:value="0.011667">
                <text:p>0.011667</text:p>
              </table:table-cell>
              <table:table-cell office:value-type="float" office:value="0.013">
                <text:p>0.013</text:p>
              </table:table-cell>
              <table:table-cell office:value-type="float" office:value="0.012667">
                <text:p>0.012667</text:p>
              </table:table-cell>
              <table:table-cell office:value-type="float" office:value="0.009667">
                <text:p>0.009667</text:p>
              </table:table-cell>
              <table:table-cell office:value-type="float" office:value="0.011167">
                <text:p>0.011167</text:p>
              </table:table-cell>
              <table:table-cell office:value-type="float" office:value="0.008833">
                <text:p>0.008833</text:p>
              </table:table-cell>
              <table:table-cell office:value-type="float" office:value="0.0095">
                <text:p>0.0095</text:p>
              </table:table-cell>
              <table:table-cell office:value-type="float" office:value="0.008333">
                <text:p>0.008333</text:p>
              </table:table-cell>
              <table:table-cell office:value-type="float" office:value="0.008167">
                <text:p>0.008167</text:p>
              </table:table-cell>
              <table:table-cell office:value-type="float" office:value="0.007167">
                <text:p>0.007167</text:p>
              </table:table-cell>
              <table:table-cell office:value-type="float" office:value="0.007167">
                <text:p>0.007167</text:p>
              </table:table-cell>
              <table:table-cell office:value-type="float" office:value="0.008167">
                <text:p>0.008167</text:p>
              </table:table-cell>
              <table:table-cell office:value-type="float" office:value="0.006833">
                <text:p>0.006833</text:p>
              </table:table-cell>
              <table:table-cell office:value-type="float" office:value="0.006167">
                <text:p>0.006167</text:p>
              </table:table-cell>
              <table:table-cell office:value-type="float" office:value="0.004833">
                <text:p>0.004833</text:p>
              </table:table-cell>
              <table:table-cell office:value-type="float" office:value="0.005833">
                <text:p>0.005833</text:p>
              </table:table-cell>
              <table:table-cell office:value-type="float" office:value="0.004167">
                <text:p>0.004167</text:p>
              </table:table-cell>
              <table:table-cell office:value-type="float" office:value="0.005">
                <text:p>0.005</text:p>
              </table:table-cell>
              <table:table-cell office:value-type="float" office:value="0.004833">
                <text:p>0.004833</text:p>
              </table:table-cell>
              <table:table-cell office:value-type="float" office:value="0.004">
                <text:p>0.004</text:p>
              </table:table-cell>
              <table:table-cell office:value-type="float" office:value="0.003667">
                <text:p>0.003667</text:p>
              </table:table-cell>
              <table:table-cell office:value-type="float" office:value="0.004">
                <text:p>0.004</text:p>
              </table:table-cell>
              <table:table-cell office:value-type="float" office:value="0.001833">
                <text:p>0.001833</text:p>
              </table:table-cell>
              <table:table-cell office:value-type="float" office:value="0.001833">
                <text:p>0.001833</text:p>
              </table:table-cell>
              <table:table-cell office:value-type="float" office:value="0.003">
                <text:p>0.003</text:p>
              </table:table-cell>
              <table:table-cell office:value-type="float" office:value="0.001833">
                <text:p>0.001833</text:p>
              </table:table-cell>
              <table:table-cell office:value-type="float" office:value="0.001667">
                <text:p>0.001667</text:p>
              </table:table-cell>
              <table:table-cell office:value-type="float" office:value="0.0015">
                <text:p>0.0015</text:p>
              </table:table-cell>
              <table:table-cell office:value-type="float" office:value="0.001667">
                <text:p>0.001667</text:p>
              </table:table-cell>
              <table:table-cell office:value-type="float" office:value="0.001667">
                <text:p>0.001667</text:p>
              </table:table-cell>
              <table:table-cell office:value-type="float" office:value="0.001333">
                <text:p>0.001333</text:p>
              </table:table-cell>
              <table:table-cell office:value-type="float" office:value="0.001">
                <text:p>0.001</text:p>
              </table:table-cell>
              <table:table-cell office:value-type="float" office:value="0.000667">
                <text:p>0.000667</text:p>
              </table:table-cell>
              <table:table-cell office:value-type="float" office:value="0.001">
                <text:p>0.001</text:p>
              </table:table-cell>
              <table:table-cell office:value-type="float" office:value="0.000833">
                <text:p>0.000833</text:p>
              </table:table-cell>
              <table:table-cell office:value-type="float" office:value="0.001167">
                <text:p>0.001167</text:p>
              </table:table-cell>
              <table:table-cell office:value-type="float" office:value="0.000833">
                <text:p>0.000833</text:p>
              </table:table-cell>
              <table:table-cell office:value-type="float" office:value="0.000833">
                <text:p>0.000833</text:p>
              </table:table-cell>
              <table:table-cell office:value-type="float" office:value="0.0005">
                <text:p>0.0005</text:p>
              </table:table-cell>
              <table:table-cell office:value-type="float" office:value="0.000833">
                <text:p>0.000833</text:p>
              </table:table-cell>
              <table:table-cell office:value-type="float" office:value="0.0005">
                <text:p>0.0005</text:p>
              </table:table-cell>
              <table:table-cell office:value-type="float" office:value="0.000833">
                <text:p>0.000833</text:p>
              </table:table-cell>
              <table:table-cell office:value-type="float" office:value="0.0005">
                <text:p>0.0005</text:p>
              </table:table-cell>
              <table:table-cell office:value-type="float" office:value="0.000833">
                <text:p>0.000833</text:p>
              </table:table-cell>
              <table:table-cell office:value-type="float" office:value="0.001167">
                <text:p>0.0011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5">
                <text:p>0.0005</text:p>
              </table:table-cell>
              <table:table-cell office:value-type="float" office:value="0.000333">
                <text:p>0.000333</text:p>
              </table:table-cell>
              <table:table-cell office:value-type="float" office:value="0.000833">
                <text:p>0.000833</text:p>
              </table:table-cell>
              <table:table-cell office:value-type="float" office:value="0.0005">
                <text:p>0.0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0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73cm" svg:height="9cm" xlink:href=".." xlink:type="simple" chart:class="chart:line" chart:style-name="ch1">
        <chart:title svg:x="5.79cm" svg:y="0.316cm" chart:style-name="ch2">
          <text:p>MSE</text:p>
        </chart:title>
        <chart:subtitle svg:x="5.406cm" svg:y="1.275cm" chart:style-name="ch3">
          <text:p>Network 3</text:p>
        </chart:subtitle>
        <chart:legend chart:legend-position="bottom" svg:x="2.463cm" svg:y="8.191cm" style:legend-expansion="wide" chart:style-name="ch4"/>
        <chart:plot-area chart:style-name="ch5" table:cell-range-address="Arkusz1.A5:Arkusz1.CW6" chart:data-source-has-labels="column" svg:x="0.703cm" svg:y="2.318cm" svg:width="11.464cm" svg:height="5.273cm">
          <chartooo:coordinate-region svg:x="1.986cm" svg:y="2.53cm" svg:width="10.095cm" svg:height="3.96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5:Arkusz1.CW5" chart:label-cell-address="Arkusz1.A5:Arkusz1.A5" chart:class="chart:line">
            <chart:data-point chart:repeated="100"/>
          </chart:series>
          <chart:series chart:style-name="ch10" chart:values-cell-range-address="Arkusz1.B6:Arkusz1.CW6" chart:label-cell-address="Arkusz1.A6:Arkusz1.A6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5:Arkusz1.A5</svg:desc>
                </draw:g>
              </table:table-cell>
              <table:table-cell office:value-type="float" office:value="0.3645">
                <text:p>0.3645</text:p>
                <draw:g>
                  <svg:desc>Arkusz1.B5:Arkusz1.CW5</svg:desc>
                </draw:g>
              </table:table-cell>
              <table:table-cell office:value-type="float" office:value="0.3515">
                <text:p>0.3515</text:p>
              </table:table-cell>
              <table:table-cell office:value-type="float" office:value="0.346643">
                <text:p>0.346643</text:p>
              </table:table-cell>
              <table:table-cell office:value-type="float" office:value="0.334214">
                <text:p>0.334214</text:p>
              </table:table-cell>
              <table:table-cell office:value-type="float" office:value="0.326714">
                <text:p>0.326714</text:p>
              </table:table-cell>
              <table:table-cell office:value-type="float" office:value="0.316929">
                <text:p>0.316929</text:p>
              </table:table-cell>
              <table:table-cell office:value-type="float" office:value="0.305929">
                <text:p>0.305929</text:p>
              </table:table-cell>
              <table:table-cell office:value-type="float" office:value="0.296571">
                <text:p>0.296571</text:p>
              </table:table-cell>
              <table:table-cell office:value-type="float" office:value="0.287643">
                <text:p>0.287643</text:p>
              </table:table-cell>
              <table:table-cell office:value-type="float" office:value="0.279643">
                <text:p>0.279643</text:p>
              </table:table-cell>
              <table:table-cell office:value-type="float" office:value="0.269357">
                <text:p>0.269357</text:p>
              </table:table-cell>
              <table:table-cell office:value-type="float" office:value="0.258571">
                <text:p>0.258571</text:p>
              </table:table-cell>
              <table:table-cell office:value-type="float" office:value="0.256643">
                <text:p>0.256643</text:p>
              </table:table-cell>
              <table:table-cell office:value-type="float" office:value="0.246">
                <text:p>0.246</text:p>
              </table:table-cell>
              <table:table-cell office:value-type="float" office:value="0.2375">
                <text:p>0.2375</text:p>
              </table:table-cell>
              <table:table-cell office:value-type="float" office:value="0.229786">
                <text:p>0.229786</text:p>
              </table:table-cell>
              <table:table-cell office:value-type="float" office:value="0.220929">
                <text:p>0.220929</text:p>
              </table:table-cell>
              <table:table-cell office:value-type="float" office:value="0.210429">
                <text:p>0.210429</text:p>
              </table:table-cell>
              <table:table-cell office:value-type="float" office:value="0.206214">
                <text:p>0.206214</text:p>
              </table:table-cell>
              <table:table-cell office:value-type="float" office:value="0.198429">
                <text:p>0.198429</text:p>
              </table:table-cell>
              <table:table-cell office:value-type="float" office:value="0.1905">
                <text:p>0.1905</text:p>
              </table:table-cell>
              <table:table-cell office:value-type="float" office:value="0.184214">
                <text:p>0.184214</text:p>
              </table:table-cell>
              <table:table-cell office:value-type="float" office:value="0.174143">
                <text:p>0.174143</text:p>
              </table:table-cell>
              <table:table-cell office:value-type="float" office:value="0.168571">
                <text:p>0.168571</text:p>
              </table:table-cell>
              <table:table-cell office:value-type="float" office:value="0.162643">
                <text:p>0.162643</text:p>
              </table:table-cell>
              <table:table-cell office:value-type="float" office:value="0.156857">
                <text:p>0.156857</text:p>
              </table:table-cell>
              <table:table-cell office:value-type="float" office:value="0.151571">
                <text:p>0.151571</text:p>
              </table:table-cell>
              <table:table-cell office:value-type="float" office:value="0.1475">
                <text:p>0.1475</text:p>
              </table:table-cell>
              <table:table-cell office:value-type="float" office:value="0.139857">
                <text:p>0.139857</text:p>
              </table:table-cell>
              <table:table-cell office:value-type="float" office:value="0.133714">
                <text:p>0.133714</text:p>
              </table:table-cell>
              <table:table-cell office:value-type="float" office:value="0.130214">
                <text:p>0.130214</text:p>
              </table:table-cell>
              <table:table-cell office:value-type="float" office:value="0.123714">
                <text:p>0.123714</text:p>
              </table:table-cell>
              <table:table-cell office:value-type="float" office:value="0.120571">
                <text:p>0.120571</text:p>
              </table:table-cell>
              <table:table-cell office:value-type="float" office:value="0.111786">
                <text:p>0.111786</text:p>
              </table:table-cell>
              <table:table-cell office:value-type="float" office:value="0.1105">
                <text:p>0.1105</text:p>
              </table:table-cell>
              <table:table-cell office:value-type="float" office:value="0.107071">
                <text:p>0.107071</text:p>
              </table:table-cell>
              <table:table-cell office:value-type="float" office:value="0.105286">
                <text:p>0.105286</text:p>
              </table:table-cell>
              <table:table-cell office:value-type="float" office:value="0.098071">
                <text:p>0.098071</text:p>
              </table:table-cell>
              <table:table-cell office:value-type="float" office:value="0.091643">
                <text:p>0.091643</text:p>
              </table:table-cell>
              <table:table-cell office:value-type="float" office:value="0.090643">
                <text:p>0.090643</text:p>
              </table:table-cell>
              <table:table-cell office:value-type="float" office:value="0.083714">
                <text:p>0.083714</text:p>
              </table:table-cell>
              <table:table-cell office:value-type="float" office:value="0.081214">
                <text:p>0.081214</text:p>
              </table:table-cell>
              <table:table-cell office:value-type="float" office:value="0.079429">
                <text:p>0.079429</text:p>
              </table:table-cell>
              <table:table-cell office:value-type="float" office:value="0.076286">
                <text:p>0.076286</text:p>
              </table:table-cell>
              <table:table-cell office:value-type="float" office:value="0.073214">
                <text:p>0.073214</text:p>
              </table:table-cell>
              <table:table-cell office:value-type="float" office:value="0.069">
                <text:p>0.069</text:p>
              </table:table-cell>
              <table:table-cell office:value-type="float" office:value="0.064214">
                <text:p>0.064214</text:p>
              </table:table-cell>
              <table:table-cell office:value-type="float" office:value="0.0635">
                <text:p>0.0635</text:p>
              </table:table-cell>
              <table:table-cell office:value-type="float" office:value="0.058643">
                <text:p>0.058643</text:p>
              </table:table-cell>
              <table:table-cell office:value-type="float" office:value="0.056143">
                <text:p>0.056143</text:p>
              </table:table-cell>
              <table:table-cell office:value-type="float" office:value="0.054857">
                <text:p>0.054857</text:p>
              </table:table-cell>
              <table:table-cell office:value-type="float" office:value="0.052">
                <text:p>0.052</text:p>
              </table:table-cell>
              <table:table-cell office:value-type="float" office:value="0.0495">
                <text:p>0.0495</text:p>
              </table:table-cell>
              <table:table-cell office:value-type="float" office:value="0.046214">
                <text:p>0.046214</text:p>
              </table:table-cell>
              <table:table-cell office:value-type="float" office:value="0.043929">
                <text:p>0.043929</text:p>
              </table:table-cell>
              <table:table-cell office:value-type="float" office:value="0.041071">
                <text:p>0.041071</text:p>
              </table:table-cell>
              <table:table-cell office:value-type="float" office:value="0.039571">
                <text:p>0.039571</text:p>
              </table:table-cell>
              <table:table-cell office:value-type="float" office:value="0.038143">
                <text:p>0.038143</text:p>
              </table:table-cell>
              <table:table-cell office:value-type="float" office:value="0.038286">
                <text:p>0.038286</text:p>
              </table:table-cell>
              <table:table-cell office:value-type="float" office:value="0.034857">
                <text:p>0.034857</text:p>
              </table:table-cell>
              <table:table-cell office:value-type="float" office:value="0.033143">
                <text:p>0.033143</text:p>
              </table:table-cell>
              <table:table-cell office:value-type="float" office:value="0.033286">
                <text:p>0.033286</text:p>
              </table:table-cell>
              <table:table-cell office:value-type="float" office:value="0.030643">
                <text:p>0.030643</text:p>
              </table:table-cell>
              <table:table-cell office:value-type="float" office:value="0.028714">
                <text:p>0.028714</text:p>
              </table:table-cell>
              <table:table-cell office:value-type="float" office:value="0.027143">
                <text:p>0.027143</text:p>
              </table:table-cell>
              <table:table-cell office:value-type="float" office:value="0.027071">
                <text:p>0.027071</text:p>
              </table:table-cell>
              <table:table-cell office:value-type="float" office:value="0.025214">
                <text:p>0.025214</text:p>
              </table:table-cell>
              <table:table-cell office:value-type="float" office:value="0.023857">
                <text:p>0.023857</text:p>
              </table:table-cell>
              <table:table-cell office:value-type="float" office:value="0.023">
                <text:p>0.023</text:p>
              </table:table-cell>
              <table:table-cell office:value-type="float" office:value="0.022357">
                <text:p>0.022357</text:p>
              </table:table-cell>
              <table:table-cell office:value-type="float" office:value="0.020143">
                <text:p>0.020143</text:p>
              </table:table-cell>
              <table:table-cell office:value-type="float" office:value="0.020643">
                <text:p>0.020643</text:p>
              </table:table-cell>
              <table:table-cell office:value-type="float" office:value="0.0185">
                <text:p>0.0185</text:p>
              </table:table-cell>
              <table:table-cell office:value-type="float" office:value="0.017357">
                <text:p>0.017357</text:p>
              </table:table-cell>
              <table:table-cell office:value-type="float" office:value="0.016071">
                <text:p>0.016071</text:p>
              </table:table-cell>
              <table:table-cell office:value-type="float" office:value="0.014857">
                <text:p>0.014857</text:p>
              </table:table-cell>
              <table:table-cell office:value-type="float" office:value="0.015286">
                <text:p>0.015286</text:p>
              </table:table-cell>
              <table:table-cell office:value-type="float" office:value="0.014286">
                <text:p>0.014286</text:p>
              </table:table-cell>
              <table:table-cell office:value-type="float" office:value="0.013429">
                <text:p>0.013429</text:p>
              </table:table-cell>
              <table:table-cell office:value-type="float" office:value="0.012643">
                <text:p>0.012643</text:p>
              </table:table-cell>
              <table:table-cell office:value-type="float" office:value="0.0115">
                <text:p>0.0115</text:p>
              </table:table-cell>
              <table:table-cell office:value-type="float" office:value="0.011929">
                <text:p>0.011929</text:p>
              </table:table-cell>
              <table:table-cell office:value-type="float" office:value="0.010429">
                <text:p>0.010429</text:p>
              </table:table-cell>
              <table:table-cell office:value-type="float" office:value="0.010214">
                <text:p>0.010214</text:p>
              </table:table-cell>
              <table:table-cell office:value-type="float" office:value="0.008929">
                <text:p>0.008929</text:p>
              </table:table-cell>
              <table:table-cell office:value-type="float" office:value="0.008786">
                <text:p>0.008786</text:p>
              </table:table-cell>
              <table:table-cell office:value-type="float" office:value="0.008071">
                <text:p>0.008071</text:p>
              </table:table-cell>
              <table:table-cell office:value-type="float" office:value="0.0085">
                <text:p>0.0085</text:p>
              </table:table-cell>
              <table:table-cell office:value-type="float" office:value="0.007714">
                <text:p>0.007714</text:p>
              </table:table-cell>
              <table:table-cell office:value-type="float" office:value="0.007643">
                <text:p>0.007643</text:p>
              </table:table-cell>
              <table:table-cell office:value-type="float" office:value="0.007214">
                <text:p>0.007214</text:p>
              </table:table-cell>
              <table:table-cell office:value-type="float" office:value="0.007643">
                <text:p>0.007643</text:p>
              </table:table-cell>
              <table:table-cell office:value-type="float" office:value="0.0065">
                <text:p>0.0065</text:p>
              </table:table-cell>
              <table:table-cell office:value-type="float" office:value="0.006357">
                <text:p>0.006357</text:p>
              </table:table-cell>
              <table:table-cell office:value-type="float" office:value="0.005643">
                <text:p>0.005643</text:p>
              </table:table-cell>
              <table:table-cell office:value-type="float" office:value="0.005929">
                <text:p>0.005929</text:p>
              </table:table-cell>
              <table:table-cell office:value-type="float" office:value="0.004714">
                <text:p>0.004714</text:p>
              </table:table-cell>
              <table:table-cell office:value-type="float" office:value="0.005143">
                <text:p>0.005143</text:p>
              </table:table-cell>
              <table:table-cell office:value-type="float" office:value="0.005143">
                <text:p>0.005143</text:p>
              </table:table-cell>
              <table:table-cell office:value-type="float" office:value="0.004714">
                <text:p>0.004714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6:Arkusz1.A6</svg:desc>
                </draw:g>
              </table:table-cell>
              <table:table-cell office:value-type="float" office:value="0.355167">
                <text:p>0.355167</text:p>
                <draw:g>
                  <svg:desc>Arkusz1.B6:Arkusz1.CW6</svg:desc>
                </draw:g>
              </table:table-cell>
              <table:table-cell office:value-type="float" office:value="0.353">
                <text:p>0.353</text:p>
              </table:table-cell>
              <table:table-cell office:value-type="float" office:value="0.334833">
                <text:p>0.334833</text:p>
              </table:table-cell>
              <table:table-cell office:value-type="float" office:value="0.330667">
                <text:p>0.330667</text:p>
              </table:table-cell>
              <table:table-cell office:value-type="float" office:value="0.320167">
                <text:p>0.320167</text:p>
              </table:table-cell>
              <table:table-cell office:value-type="float" office:value="0.312167">
                <text:p>0.312167</text:p>
              </table:table-cell>
              <table:table-cell office:value-type="float" office:value="0.309">
                <text:p>0.309</text:p>
              </table:table-cell>
              <table:table-cell office:value-type="float" office:value="0.301833">
                <text:p>0.301833</text:p>
              </table:table-cell>
              <table:table-cell office:value-type="float" office:value="0.291833">
                <text:p>0.291833</text:p>
              </table:table-cell>
              <table:table-cell office:value-type="float" office:value="0.2785">
                <text:p>0.2785</text:p>
              </table:table-cell>
              <table:table-cell office:value-type="float" office:value="0.271667">
                <text:p>0.271667</text:p>
              </table:table-cell>
              <table:table-cell office:value-type="float" office:value="0.2655">
                <text:p>0.2655</text:p>
              </table:table-cell>
              <table:table-cell office:value-type="float" office:value="0.24">
                <text:p>0.24</text:p>
              </table:table-cell>
              <table:table-cell office:value-type="float" office:value="0.2375">
                <text:p>0.2375</text:p>
              </table:table-cell>
              <table:table-cell office:value-type="float" office:value="0.228333">
                <text:p>0.228333</text:p>
              </table:table-cell>
              <table:table-cell office:value-type="float" office:value="0.219667">
                <text:p>0.219667</text:p>
              </table:table-cell>
              <table:table-cell office:value-type="float" office:value="0.213667">
                <text:p>0.213667</text:p>
              </table:table-cell>
              <table:table-cell office:value-type="float" office:value="0.210167">
                <text:p>0.210167</text:p>
              </table:table-cell>
              <table:table-cell office:value-type="float" office:value="0.198833">
                <text:p>0.198833</text:p>
              </table:table-cell>
              <table:table-cell office:value-type="float" office:value="0.192833">
                <text:p>0.192833</text:p>
              </table:table-cell>
              <table:table-cell office:value-type="float" office:value="0.187333">
                <text:p>0.187333</text:p>
              </table:table-cell>
              <table:table-cell office:value-type="float" office:value="0.179333">
                <text:p>0.179333</text:p>
              </table:table-cell>
              <table:table-cell office:value-type="float" office:value="0.178333">
                <text:p>0.178333</text:p>
              </table:table-cell>
              <table:table-cell office:value-type="float" office:value="0.174167">
                <text:p>0.174167</text:p>
              </table:table-cell>
              <table:table-cell office:value-type="float" office:value="0.163167">
                <text:p>0.163167</text:p>
              </table:table-cell>
              <table:table-cell office:value-type="float" office:value="0.155667">
                <text:p>0.155667</text:p>
              </table:table-cell>
              <table:table-cell office:value-type="float" office:value="0.146667">
                <text:p>0.146667</text:p>
              </table:table-cell>
              <table:table-cell office:value-type="float" office:value="0.139667">
                <text:p>0.139667</text:p>
              </table:table-cell>
              <table:table-cell office:value-type="float" office:value="0.138333">
                <text:p>0.138333</text:p>
              </table:table-cell>
              <table:table-cell office:value-type="float" office:value="0.133167">
                <text:p>0.133167</text:p>
              </table:table-cell>
              <table:table-cell office:value-type="float" office:value="0.122667">
                <text:p>0.122667</text:p>
              </table:table-cell>
              <table:table-cell office:value-type="float" office:value="0.119333">
                <text:p>0.119333</text:p>
              </table:table-cell>
              <table:table-cell office:value-type="float" office:value="0.11">
                <text:p>0.11</text:p>
              </table:table-cell>
              <table:table-cell office:value-type="float" office:value="0.114833">
                <text:p>0.114833</text:p>
              </table:table-cell>
              <table:table-cell office:value-type="float" office:value="0.105333">
                <text:p>0.105333</text:p>
              </table:table-cell>
              <table:table-cell office:value-type="float" office:value="0.1">
                <text:p>0.1</text:p>
              </table:table-cell>
              <table:table-cell office:value-type="float" office:value="0.091667">
                <text:p>0.091667</text:p>
              </table:table-cell>
              <table:table-cell office:value-type="float" office:value="0.095333">
                <text:p>0.095333</text:p>
              </table:table-cell>
              <table:table-cell office:value-type="float" office:value="0.095667">
                <text:p>0.095667</text:p>
              </table:table-cell>
              <table:table-cell office:value-type="float" office:value="0.085167">
                <text:p>0.085167</text:p>
              </table:table-cell>
              <table:table-cell office:value-type="float" office:value="0.088167">
                <text:p>0.088167</text:p>
              </table:table-cell>
              <table:table-cell office:value-type="float" office:value="0.083333">
                <text:p>0.083333</text:p>
              </table:table-cell>
              <table:table-cell office:value-type="float" office:value="0.078">
                <text:p>0.078</text:p>
              </table:table-cell>
              <table:table-cell office:value-type="float" office:value="0.0765">
                <text:p>0.0765</text:p>
              </table:table-cell>
              <table:table-cell office:value-type="float" office:value="0.0715">
                <text:p>0.0715</text:p>
              </table:table-cell>
              <table:table-cell office:value-type="float" office:value="0.068833">
                <text:p>0.068833</text:p>
              </table:table-cell>
              <table:table-cell office:value-type="float" office:value="0.068667">
                <text:p>0.068667</text:p>
              </table:table-cell>
              <table:table-cell office:value-type="float" office:value="0.0605">
                <text:p>0.0605</text:p>
              </table:table-cell>
              <table:table-cell office:value-type="float" office:value="0.061333">
                <text:p>0.061333</text:p>
              </table:table-cell>
              <table:table-cell office:value-type="float" office:value="0.056333">
                <text:p>0.056333</text:p>
              </table:table-cell>
              <table:table-cell office:value-type="float" office:value="0.049667">
                <text:p>0.049667</text:p>
              </table:table-cell>
              <table:table-cell office:value-type="float" office:value="0.048">
                <text:p>0.048</text:p>
              </table:table-cell>
              <table:table-cell office:value-type="float" office:value="0.047">
                <text:p>0.047</text:p>
              </table:table-cell>
              <table:table-cell office:value-type="float" office:value="0.046667">
                <text:p>0.046667</text:p>
              </table:table-cell>
              <table:table-cell office:value-type="float" office:value="0.044167">
                <text:p>0.044167</text:p>
              </table:table-cell>
              <table:table-cell office:value-type="float" office:value="0.044667">
                <text:p>0.044667</text:p>
              </table:table-cell>
              <table:table-cell office:value-type="float" office:value="0.041667">
                <text:p>0.041667</text:p>
              </table:table-cell>
              <table:table-cell office:value-type="float" office:value="0.039167">
                <text:p>0.039167</text:p>
              </table:table-cell>
              <table:table-cell office:value-type="float" office:value="0.034667">
                <text:p>0.034667</text:p>
              </table:table-cell>
              <table:table-cell office:value-type="float" office:value="0.036333">
                <text:p>0.036333</text:p>
              </table:table-cell>
              <table:table-cell office:value-type="float" office:value="0.0335">
                <text:p>0.0335</text:p>
              </table:table-cell>
              <table:table-cell office:value-type="float" office:value="0.029">
                <text:p>0.029</text:p>
              </table:table-cell>
              <table:table-cell office:value-type="float" office:value="0.029167">
                <text:p>0.029167</text:p>
              </table:table-cell>
              <table:table-cell office:value-type="float" office:value="0.029333">
                <text:p>0.029333</text:p>
              </table:table-cell>
              <table:table-cell office:value-type="float" office:value="0.028167">
                <text:p>0.028167</text:p>
              </table:table-cell>
              <table:table-cell office:value-type="float" office:value="0.024333">
                <text:p>0.024333</text:p>
              </table:table-cell>
              <table:table-cell office:value-type="float" office:value="0.025833">
                <text:p>0.025833</text:p>
              </table:table-cell>
              <table:table-cell office:value-type="float" office:value="0.024833">
                <text:p>0.024833</text:p>
              </table:table-cell>
              <table:table-cell office:value-type="float" office:value="0.022333">
                <text:p>0.022333</text:p>
              </table:table-cell>
              <table:table-cell office:value-type="float" office:value="0.019333">
                <text:p>0.019333</text:p>
              </table:table-cell>
              <table:table-cell office:value-type="float" office:value="0.0215">
                <text:p>0.0215</text:p>
              </table:table-cell>
              <table:table-cell office:value-type="float" office:value="0.016167">
                <text:p>0.016167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6667">
                <text:p>0.016667</text:p>
              </table:table-cell>
              <table:table-cell office:value-type="float" office:value="0.0135">
                <text:p>0.0135</text:p>
              </table:table-cell>
              <table:table-cell office:value-type="float" office:value="0.013333">
                <text:p>0.013333</text:p>
              </table:table-cell>
              <table:table-cell office:value-type="float" office:value="0.012833">
                <text:p>0.012833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09167">
                <text:p>0.009167</text:p>
              </table:table-cell>
              <table:table-cell office:value-type="float" office:value="0.011167">
                <text:p>0.011167</text:p>
              </table:table-cell>
              <table:table-cell office:value-type="float" office:value="0.0095">
                <text:p>0.0095</text:p>
              </table:table-cell>
              <table:table-cell office:value-type="float" office:value="0.010667">
                <text:p>0.010667</text:p>
              </table:table-cell>
              <table:table-cell office:value-type="float" office:value="0.0085">
                <text:p>0.0085</text:p>
              </table:table-cell>
              <table:table-cell office:value-type="float" office:value="0.008333">
                <text:p>0.008333</text:p>
              </table:table-cell>
              <table:table-cell office:value-type="float" office:value="0.006833">
                <text:p>0.006833</text:p>
              </table:table-cell>
              <table:table-cell office:value-type="float" office:value="0.007">
                <text:p>0.007</text:p>
              </table:table-cell>
              <table:table-cell office:value-type="float" office:value="0.006667">
                <text:p>0.006667</text:p>
              </table:table-cell>
              <table:table-cell office:value-type="float" office:value="0.0065">
                <text:p>0.0065</text:p>
              </table:table-cell>
              <table:table-cell office:value-type="float" office:value="0.005167">
                <text:p>0.005167</text:p>
              </table:table-cell>
              <table:table-cell office:value-type="float" office:value="0.007333">
                <text:p>0.007333</text:p>
              </table:table-cell>
              <table:table-cell office:value-type="float" office:value="0.006">
                <text:p>0.006</text:p>
              </table:table-cell>
              <table:table-cell office:value-type="float" office:value="0.006333">
                <text:p>0.006333</text:p>
              </table:table-cell>
              <table:table-cell office:value-type="float" office:value="0.004667">
                <text:p>0.004667</text:p>
              </table:table-cell>
              <table:table-cell office:value-type="float" office:value="0.006833">
                <text:p>0.006833</text:p>
              </table:table-cell>
              <table:table-cell office:value-type="float" office:value="0.0055">
                <text:p>0.0055</text:p>
              </table:table-cell>
              <table:table-cell office:value-type="float" office:value="0.0045">
                <text:p>0.0045</text:p>
              </table:table-cell>
              <table:table-cell office:value-type="float" office:value="0.004167">
                <text:p>0.004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